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131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9.977cm" fo:break-before="auto" style:use-optimal-row-height="true"/>
    </style:style>
    <style:style style:name="ro4" style:family="table-row">
      <style:table-row-properties style:row-height="13.531cm" fo:break-before="auto" style:use-optimal-row-height="true"/>
    </style:style>
    <style:style style:name="ro5" style:family="table-row">
      <style:table-row-properties style:row-height="2.868cm" fo:break-before="auto" style:use-optimal-row-height="true"/>
    </style:style>
    <style:style style:name="ro6" style:family="table-row">
      <style:table-row-properties style:row-height="5.634cm" fo:break-before="auto" style:use-optimal-row-height="true"/>
    </style:style>
    <style:style style:name="ro7" style:family="table-row">
      <style:table-row-properties style:row-height="2.08cm" fo:break-before="auto" style:use-optimal-row-height="true"/>
    </style:style>
    <style:style style:name="ro8" style:family="table-row">
      <style:table-row-properties style:row-height="1.789cm" fo:break-before="auto" style:use-optimal-row-height="true"/>
    </style:style>
    <style:style style:name="ro9" style:family="table-row">
      <style:table-row-properties style:row-height="1.289cm" fo:break-before="auto" style:use-optimal-row-height="true"/>
    </style:style>
    <style:style style:name="ro10" style:family="table-row">
      <style:table-row-properties style:row-height="8.793cm" fo:break-before="auto" style:use-optimal-row-height="true"/>
    </style:style>
    <style:style style:name="ro11" style:family="table-row">
      <style:table-row-properties style:row-height="5.239cm" fo:break-before="auto" style:use-optimal-row-height="true"/>
    </style:style>
    <style:style style:name="ro12" style:family="table-row">
      <style:table-row-properties style:row-height="16.058cm" fo:break-before="auto" style:use-optimal-row-height="tru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969696" style:diagonal-bl-tr="none" style:diagonal-tl-br="none" fo:border-left="0.74pt solid #969696" fo:padding="0.071cm" fo:border-right="0.74pt solid #969696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2f2f2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2f2f2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100">
      <style:table-cell-properties fo:background-color="#ff3333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00">
      <style:table-cell-properties fo:background-color="#00ccff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fo:padding="0.071cm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2f2f2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969696" style:diagonal-bl-tr="none" style:diagonal-tl-br="none" style:text-align-source="fix" style:repeat-content="false" fo:wrap-option="wrap" fo:border-left="0.74pt solid #969696" style:direction="ltr" fo:padding="0.071cm" fo:border-right="0.74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>
      <style:table-cell-properties fo:background-color="#ff000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fo:padding="0.071cm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969696" style:diagonal-bl-tr="none" style:diagonal-tl-br="none" style:text-align-source="value-type" style:repeat-content="false" fo:background-color="transparent" fo:wrap-option="wrap" fo:border-left="0.74pt solid #969696" style:direction="ltr" fo:padding="0.071cm" fo:border-right="0.74pt solid #969696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969696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" style:family="table-cell" style:parent-style-name="Default" style:data-style-name="N36">
      <style:table-cell-properties style:glyph-orientation-vertical="0" fo:background-color="#ff000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30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2f2f2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96969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4" style:family="table-cell" style:parent-style-name="Default" style:data-style-name="N36">
      <style:table-cell-properties fo:background-color="#ff000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35" style:family="table-cell" style:parent-style-name="Default" style:data-style-name="N36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 style:data-style-name="N36">
      <style:table-cell-properties fo:padding="0.071cm"/>
    </style:style>
    <style:style style:name="ce37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96969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2f2f2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1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2f2f2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>
      <style:table-cell-properties fo:background-color="#00ccff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>
      <style:table-cell-properties style:glyph-orientation-vertical="0" fo:background-color="#f2f2f2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2f2f2" style:diagonal-bl-tr="none" style:diagonal-tl-br="none" style:text-align-source="fix" style:repeat-content="false" fo:wrap-option="wrap" fo:border="0.74pt solid #969696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Default" style:data-style-name="N36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>
      <style:table-cell-properties fo:border-bottom="0.06pt solid #000000" fo:background-color="#00ccff" style:diagonal-bl-tr="none" style:diagonal-tl-br="none" fo:border-left="none" fo:padding="0.071cm" fo:border-right="none" style:rotation-align="none" fo:border-top="0.06pt solid #000000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>
      <style:table-cell-properties fo:border-bottom="0.06pt solid #000000" style:diagonal-bl-tr="none" style:diagonal-tl-br="none" fo:border-left="none" fo:padding="0.071cm" fo:border-right="none" style:rotation-align="none" fo:border-top="0.06pt solid #000000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50" style:family="table-cell" style:parent-style-name="Default" style:data-style-name="N36">
      <style:table-cell-properties fo:background-color="#00ccff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5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5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13cm" fo:min-width="3.583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269cm" fo:min-width="3.59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137cm" fo:min-width="3.558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64cm" fo:min-width="3.92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0.979cm" fo:min-width="3.637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269cm" fo:min-width="3.55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375cm" fo:min-width="3.555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.746cm" fo:min-width="3.55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13cm" fo:min-width="3.557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2.637cm" fo:min-width="3.33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.026cm" svg:stroke-color="#217346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.93cm" fo:min-width="3.554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.5cm" fo:min-width="3.553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.026cm" svg:stroke-color="#217346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2.637cm" fo:min-width="7.891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.421cm" fo:min-width="3.556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.421cm" fo:min-width="3.609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64cm" fo:min-width="3.615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3.15cm" fo:min-width="3.588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129cm" fo:min-width="3.556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919cm" fo:min-width="3.524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804cm" fo:min-width="3.553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13cm" fo:min-width="3.552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13cm" fo:min-width="3.551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13cm" fo:min-width="3.553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.026cm" svg:stroke-color="#3465a4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2.64cm" fo:min-width="3.328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13cm" fo:min-width="3.639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13cm" fo:min-width="3.612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.026cm" svg:stroke-color="#3465a4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2.375cm" fo:min-width="3.13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.026cm" svg:stroke-color="#000000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2.884cm" fo:min-width="3.143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832cm" fo:min-width="3.556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2.637cm" fo:min-width="4.08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.026cm" svg:stroke-color="#3465a4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12.637cm" fo:min-width="3.94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.026cm" svg:stroke-color="#217346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507cm" fo:min-width="3.555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64cm" fo:min-width="3.584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884cm" fo:min-width="3.583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13cm" fo:min-width="3.564cm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594cm" fo:min-width="3.558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.026cm" svg:stroke-color="#000000" draw:marker-start="msArrowEnd_20_5" draw:marker-start-width="0.21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.804cm" fo:min-width="3.556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.026cm" svg:stroke-color="#3465a4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1.672cm" fo:min-width="2.46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.026cm" svg:stroke-color="#3465a4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1.594cm" fo:min-width="2.774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.026cm" svg:stroke-color="#3465a4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1.296cm" fo:min-width="2.971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.026cm" svg:stroke-color="#217346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12.637cm" fo:min-width="4.40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.026cm" svg:stroke-color="#3465a4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2.64cm" fo:min-width="4.198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.026cm" svg:stroke-color="#3465a4" draw:marker-start="Pontas_20_das_20_seta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666cm" fo:min-width="3.08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.026cm" svg:stroke-color="#3465a4" draw:marker-start="Pontas_20_das_20_seta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2.637cm" fo:min-width="3.253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.026cm" svg:stroke-color="#217346" draw:marker-start="msArrowEnd_20_5" draw:marker-start-width="0.21cm" draw:marker-start-center="false" draw:stroke-linejoin="round" svg:stroke-linecap="square" draw:fill="solid" draw:fill-color="#ffffc0" draw:textarea-horizontal-align="justify" draw:textarea-vertical-align="top" draw:auto-grow-height="false" draw:auto-grow-width="false" fo:min-height="1.97cm" fo:min-width="3.945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.026cm" svg:stroke-color="#3465a4" draw:marker-start="Pontas_20_das_20_seta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.051cm" fo:min-width="3.10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.646cm" fo:min-width="3.082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3.422cm" fo:min-width="3.054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2.611cm" fo:min-width="3.086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0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2.508cm" fo:min-width="3.078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1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min-height="12.611cm" fo:min-width="11.975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2" style:family="graphic">
      <style:graphic-properties draw:stroke="solid" svg:stroke-width="0.026cm" svg:stroke-color="#000000" draw:marker-start="Pontas_20_das_20_seta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2.025cm" fo:min-width="3.019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3" style:family="graphic">
      <style:graphic-properties draw:stroke="solid" svg:stroke-width="0.026cm" svg:stroke-color="#217346" draw:marker-start="Pontas_20_das_20_setas_20_1" draw:marker-start-width="0.2cm" draw:marker-start-center="false" draw:stroke-linejoin="miter" draw:fill="solid" draw:fill-color="#ffffc0" draw:textarea-horizontal-align="justify" draw:textarea-vertical-align="top" draw:auto-grow-height="false" draw:auto-grow-width="false" fo:min-height="12.611cm" fo:min-width="3.047cm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color="#000000" loext:opacity="100%" style:text-outline="false" style:text-line-through-style="none" style:text-line-through-type="none" style:text-position="0% 100%" fo:font-family="'Segoe UI'" fo:font-size="9pt" fo:font-style="normal" fo:text-shadow="none" style:text-underline-style="none" fo:font-weight="bold" style:font-size-asian="9pt" style:font-style-asian="normal" style:font-weight-asian="bold" style:font-family-complex="'Segoe UI'" style:font-size-complex="9pt" style:font-style-complex="normal" style:font-weight-complex="bold"/>
    </style:style>
    <style:style style:name="T6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'Segoe UI'" style:font-family-generic-complex="swiss" style:font-pitch-complex="variable" style:font-size-complex="9pt" style:font-style-complex="normal" style:font-weight-complex="bold"/>
    </style:style>
    <style:style style:name="T7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'Segoe UI'" style:font-family-generic-complex="swiss" style:font-pitch-complex="variable" style:font-size-complex="9pt" style:font-style-complex="normal" style:font-weight-complex="normal"/>
    </style:style>
    <style:style style:name="T8" style:family="text">
      <style:text-properties style:use-window-font-color="true" style:font-name="Verdana" fo:font-size="9pt" fo:font-weight="bold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bold" style:font-weight-complex="bold" style:font-style-asian="normal" style:font-style-complex="normal"/>
    </style:style>
    <style:style style:name="T9" style:family="text">
      <style:text-properties fo:color="#ff0000" style:font-name="Verdana" fo:font-size="8pt" fo:font-weight="bold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bold" style:font-weight-complex="bold" style:font-style-asian="normal" style:font-style-complex="normal"/>
    </style:style>
    <style:style style:name="T10" style:family="text">
      <style:text-properties fo:color="#ff0000" style:font-name="Verdana" fo:font-size="8pt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style-asian="normal" style:font-style-complex="normal" fo:font-weight="normal" style:font-weight-asian="normal" style:font-weight-complex="normal"/>
    </style:style>
    <style:style style:name="T11" style:family="text">
      <style:text-properties fo:color="#ff0000" style:font-name="Verdana" fo:font-size="8pt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style-asian="normal" style:font-style-complex="normal" fo:font-weight="bold" style:font-weight-asian="bold" style:font-weight-complex="bold"/>
    </style:style>
    <style:style style:name="T12" style:family="text">
      <style:text-properties fo:color="#ff0000" style:font-name="Verdana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default-cell-style-name="ce14"/>
        <table:table-column table:style-name="co1" table:default-cell-style-name="ce18"/>
        <table:table-column table:style-name="co1" table:default-cell-style-name="ce14"/>
        <table:table-column table:style-name="co1" table:default-cell-style-name="ce18"/>
        <table:table-column table:style-name="co1" table:default-cell-style-name="ce14"/>
        <table:table-column table:style-name="co1" table:number-columns-repeated="2" table:default-cell-style-name="ce18"/>
        <table:table-column table:style-name="co1" table:default-cell-style-name="ce26"/>
        <table:table-column table:style-name="co1" table:default-cell-style-name="ce30"/>
        <table:table-column table:style-name="co1" table:number-columns-repeated="2" table:default-cell-style-name="ce18"/>
        <table:table-column table:style-name="co1" table:default-cell-style-name="ce30"/>
        <table:table-column table:style-name="co1" table:number-columns-repeated="2" table:default-cell-style-name="ce18"/>
        <table:table-column table:style-name="co1" table:default-cell-style-name="ce14"/>
        <table:table-column table:style-name="co1" table:number-columns-repeated="5" table:default-cell-style-name="ce18"/>
        <table:table-column table:style-name="co1" table:default-cell-style-name="ce14"/>
        <table:table-column table:style-name="co1" table:number-columns-repeated="11" table:default-cell-style-name="ce18"/>
        <table:table-column table:style-name="co1" table:default-cell-style-name="ce14"/>
        <table:table-column table:style-name="co1" table:number-columns-repeated="15" table:default-cell-style-name="ce18"/>
        <table:table-column table:style-name="co1" table:default-cell-style-name="ce14"/>
        <table:table-column table:style-name="co1" table:number-columns-repeated="9" table:default-cell-style-name="ce18"/>
        <table:table-column table:style-name="co1" table:number-columns-repeated="4" table:default-cell-style-name="ce14"/>
        <table:table-column table:style-name="co1" table:number-columns-repeated="2" table:default-cell-style-name="ce51"/>
        <table:table-column table:style-name="co1" table:default-cell-style-name="ce14"/>
        <table:table-column table:style-name="co1" table:number-columns-repeated="44" table:default-cell-style-name="ce24"/>
        <table:table-row table:style-name="ro1">
          <table:table-cell table:style-name="ce1" office:value-type="string" calcext:value-type="string">
            <text:p>Cod.Unid</text:p>
          </table:table-cell>
          <table:table-cell table:style-name="ce13" office:value-type="string" calcext:value-type="string">
            <office:annotation draw:style-name="gr1" draw:text-style-name="P2" svg:width="4.083cm" svg:height="1.773cm" svg:x="4.935cm" svg:y="0cm" draw:caption-point-x="-0.429cm" draw:caption-point-y="0.01cm">
              <dc:date>2022-11-08T00:00:00</dc:date>
              <text:p text:style-name="P1"><text:span text:style-name="T1">Campo Obrigatório.</text:span></text:p>
              <text:p text:style-name="P1"><text:span text:style-name="T1"/></text:p>
            </office:annotation>
            <text:p>Nome Unidade</text:p>
          </table:table-cell>
          <table:table-cell table:style-name="ce1" office:value-type="string" calcext:value-type="string">
            <text:p>Cod.Setor</text:p>
          </table:table-cell>
          <table:table-cell table:style-name="ce19" office:value-type="string" calcext:value-type="string">
            <office:annotation draw:style-name="gr2" draw:text-style-name="P2" svg:width="4.094cm" svg:height="1.529cm" svg:x="9.45cm" svg:y="0cm" draw:caption-point-x="-0.429cm" draw:caption-point-y="0.01cm">
              <dc:date>2022-11-08T00:00:00</dc:date>
              <text:p text:style-name="P1"><text:span text:style-name="T1">Campo Obrigatório.</text:span></text:p>
              <text:p text:style-name="P1"><text:span text:style-name="T1"/></text:p>
            </office:annotation>
            <text:p>Nome Setor</text:p>
          </table:table-cell>
          <table:table-cell table:style-name="ce1" office:value-type="string" calcext:value-type="string">
            <text:p>Cod.Cargo</text:p>
          </table:table-cell>
          <table:table-cell table:style-name="ce19" office:value-type="string" calcext:value-type="string">
            <office:annotation draw:style-name="gr3" draw:text-style-name="P2" svg:width="4.058cm" svg:height="1.397cm" svg:x="13.966cm" svg:y="0cm" draw:caption-point-x="-0.429cm" draw:caption-point-y="0.01cm">
              <dc:date>2022-11-08T00:00:00</dc:date>
              <text:p text:style-name="P1"><text:span text:style-name="T1">Campo Obrigatório.</text:span></text:p>
              <text:p text:style-name="P1"><text:span text:style-name="T2"><text:s/></text:span></text:p>
            </office:annotation>
            <text:p>Nome Cargo</text:p>
          </table:table-cell>
          <table:table-cell table:style-name="ce23" office:value-type="string" calcext:value-type="string">
            <office:annotation draw:style-name="gr4" draw:text-style-name="P2" svg:width="4.422cm" svg:height="2.9cm" svg:x="16.222cm" svg:y="0cm" draw:caption-point-x="-0.428cm" draw:caption-point-y="0.01cm">
              <dc:date>2022-11-08T00:00:00</dc:date>
              <text:p text:style-name="P1"><text:span text:style-name="T1">Campo Obrigatório ou <text:s/>Opcional de acordo com a parametrização. Também pode ser utilizado como campo chave.</text:span></text:p>
            </office:annotation>
            <text:p>Matrícula eSocial</text:p>
          </table:table-cell>
          <table:table-cell table:style-name="ce1" office:value-type="string" calcext:value-type="string">
            <text:p>Cod Funcionário</text:p>
          </table:table-cell>
          <table:table-cell table:style-name="ce19" office:value-type="string" calcext:value-type="string">
            <office:annotation draw:style-name="gr5" draw:text-style-name="P2" svg:width="4.137cm" svg:height="1.239cm" svg:x="20.739cm" svg:y="0cm" draw:caption-point-x="-0.429cm" draw:caption-point-y="0.01cm">
              <dc:date>2022-11-08T00:00:00</dc:date>
              <text:p text:style-name="P1"><text:span text:style-name="T1">Campo Obrigatório.</text:span></text:p>
            </office:annotation>
            <text:p>Nome Funcionário</text:p>
          </table:table-cell>
          <table:table-cell table:style-name="ce29" office:value-type="string" calcext:value-type="string">
            <office:annotation draw:style-name="gr6" draw:text-style-name="P2" svg:width="4.054cm" svg:height="1.529cm" svg:x="22.997cm" svg:y="0cm" draw:caption-point-x="-0.429cm" draw:caption-point-y="0.01cm">
              <dc:date>2022-11-08T00:00:00</dc:date>
              <text:p text:style-name="P1"><text:span text:style-name="T1">Campo Obrigatório. Formato: DD/MM/AAAA</text:span></text:p>
            </office:annotation>
            <text:p>Dt.Nascimento</text:p>
          </table:table-cell>
          <table:table-cell table:style-name="ce23" office:value-type="string" calcext:value-type="string">
            <office:annotation draw:style-name="gr7" draw:text-style-name="P2" svg:width="4.055cm" svg:height="2.635cm" svg:x="25.254cm" svg:y="0cm" draw:caption-point-x="-0.428cm" draw:caption-point-y="0.01cm">
              <dc:date>2022-11-08T00:00:00</dc:date>
              <text:p text:style-name="P1"><text:span text:style-name="T1">Campo obrigatório.</text:span></text:p>
              <text:p text:style-name="P1"><text:span text:style-name="T1">Valores válidos:</text:span></text:p>
              <text:p text:style-name="P1"><text:span text:style-name="T1">M - Masculino </text:span></text:p>
              <text:p text:style-name="P1"><text:span text:style-name="T1">F - Feminino.</text:span></text:p>
              <text:p text:style-name="P1"><text:span text:style-name="T1"/></text:p>
            </office:annotation>
            <text:p>Sexo</text:p>
          </table:table-cell>
          <table:table-cell table:style-name="ce23" office:value-type="string" calcext:value-type="string">
            <office:annotation draw:style-name="gr8" draw:text-style-name="P2" svg:width="4.057cm" svg:height="4.006cm" svg:x="27.512cm" svg:y="0cm" draw:caption-point-x="-0.429cm" draw:caption-point-y="0.01cm">
              <dc:date>2022-11-08T00:00:00</dc:date>
              <text:p text:style-name="P1"><text:span text:style-name="T1">Campo Obrigatório. Valores válidos:</text:span></text:p>
              <text:p text:style-name="P1"><text:span text:style-name="T1">S - Ativo</text:span></text:p>
              <text:p text:style-name="P1"><text:span text:style-name="T1">N - Inativo</text:span></text:p>
              <text:p text:style-name="P1"><text:span text:style-name="T1">P - Pendente</text:span></text:p>
              <text:p text:style-name="P1"><text:span text:style-name="T1">A - Afastado</text:span></text:p>
              <text:p text:style-name="P1"><text:span text:style-name="T1">F - Férias</text:span></text:p>
              <text:p text:style-name="P1"><text:span text:style-name="T1"/></text:p>
            </office:annotation>
            <text:p>Situação</text:p>
          </table:table-cell>
          <table:table-cell table:style-name="ce34" office:value-type="string" calcext:value-type="string">
            <office:annotation draw:style-name="gr9" draw:text-style-name="P2" svg:width="4.057cm" svg:height="1.773cm" svg:x="29.77cm" svg:y="0cm" draw:caption-point-x="-0.429cm" draw:caption-point-y="0.01cm">
              <dc:date>2022-11-08T00:00:00</dc:date>
              <text:p text:style-name="P1"><text:span text:style-name="T1">Campo Obrigatório. Formato: DD/MM/AAAA</text:span></text:p>
              <text:p text:style-name="P1"><text:span text:style-name="T1"/></text:p>
            </office:annotation>
            <text:p>Dt.Admissão</text:p>
          </table:table-cell>
          <table:table-cell table:style-name="ce37" office:value-type="string" calcext:value-type="string">
            <office:annotation draw:style-name="gr10" draw:text-style-name="P2" svg:width="3.83cm" svg:height="12.897cm" svg:x="31.609cm" svg:y="0cm" draw:caption-point-x="-0.01cm" draw:caption-point-y="0.01cm">
              <dc:date>2022-11-08T00:00:00</dc:date>
              <text:p text:style-name="P1"><text:span text:style-name="T1">Campo Opcional.</text:span></text:p>
              <text:p text:style-name="P1"><text:span text:style-name="T1">Somente preencher <text:s/>se o Funcionário estiver Inativo/demitido. Formato: DD/MM/AAAA.</text:span></text:p>
              <text:p text:style-name="P1"><text:span text:style-name="T1"/></text:p>
            </office:annotation>
            <text:p>Dt.Demissão</text:p>
          </table:table-cell>
          <table:table-cell table:style-name="ce37" office:value-type="string" calcext:value-type="string">
            <office:annotation draw:style-name="gr11" draw:text-style-name="P2" svg:width="4.054cm" svg:height="4.19cm" svg:x="34.287cm" svg:y="0cm" draw:caption-point-x="-0.43cm" draw:caption-point-y="0.01cm">
              <dc:date>2022-11-08T00:00:00</dc:date>
              <text:p text:style-name="P1"><text:span text:style-name="T1">Campo Opcional. Porém necessário na emissão da CAT.</text:span></text:p>
              <text:p text:style-name="P1"><text:span text:style-name="T1">Valores válidos:</text:span></text:p>
              <text:p text:style-name="P1"><text:span text:style-name="T1">1 - Solteiro</text:span></text:p>
              <text:p text:style-name="P1"><text:span text:style-name="T1">2 - Casado</text:span></text:p>
              <text:p text:style-name="P1"><text:span text:style-name="T1">3 - Separado</text:span></text:p>
              <text:p text:style-name="P1"><text:span text:style-name="T1">4 - Divorciado</text:span></text:p>
              <text:p text:style-name="P1"><text:span text:style-name="T1">5 - Viúvo</text:span></text:p>
              <text:p text:style-name="P1"><text:span text:style-name="T1">6 - Outros </text:span></text:p>
              <text:p text:style-name="P1"><text:span text:style-name="T2"/></text:p>
            </office:annotation>
            <text:p>Estado Civil</text:p>
          </table:table-cell>
          <table:table-cell table:style-name="ce23" office:value-type="string" calcext:value-type="string">
            <office:annotation draw:style-name="gr12" draw:text-style-name="P2" svg:width="4.053cm" svg:height="3.76cm" svg:x="36.545cm" svg:y="0cm" draw:caption-point-x="-0.431cm" draw:caption-point-y="0.01cm">
              <dc:date>2022-11-08T00:00:00</dc:date>
              <text:p text:style-name="P1"><text:span text:style-name="T1">Campo Obrigatório ou Opcional de acordo com a parametrização. Além disso, também pode ser impresso na emissão do PPP e CAT.</text:span></text:p>
              <text:p text:style-name="P1"><text:span text:style-name="T1"/></text:p>
            </office:annotation>
            <text:p>Pis/Pasep</text:p>
          </table:table-cell>
          <table:table-cell table:style-name="ce37" office:value-type="string" calcext:value-type="string">
            <office:annotation draw:style-name="gr13" draw:text-style-name="P2" svg:width="8.391cm" svg:height="12.897cm" svg:x="38.801cm" svg:y="0cm" draw:caption-point-x="-0.429cm" draw:caption-point-y="0.01cm">
              <dc:date>2022-11-08T00:00:00</dc:date>
              <text:p text:style-name="P1"><text:span text:style-name="T1">Campo Opcional.</text:span></text:p>
              <text:p text:style-name="P1"><text:span text:style-name="T1">Valores válidos:</text:span></text:p>
              <text:p text:style-name="P1"><text:span text:style-name="T1">1 - <text:s/>CLT</text:span></text:p>
              <text:p text:style-name="P1"><text:span text:style-name="T1">2 - Cooperado</text:span></text:p>
              <text:p text:style-name="P1"><text:span text:style-name="T1">3 - Terceirizado</text:span></text:p>
              <text:p text:style-name="P1"><text:span text:style-name="T1">4 - Autônomo</text:span></text:p>
              <text:p text:style-name="P1"><text:span text:style-name="T1">5 - Temporário</text:span></text:p>
              <text:p text:style-name="P1"><text:span text:style-name="T1">6 - Pessoa Jurídica</text:span></text:p>
              <text:p text:style-name="P1"><text:span text:style-name="T1">7 - Estagiário</text:span></text:p>
              <text:p text:style-name="P1"><text:span text:style-name="T1">8 - Menor Aprendiz</text:span></text:p>
              <text:p text:style-name="P1"><text:span text:style-name="T1">9 - Estatutário</text:span></text:p>
              <text:p text:style-name="P1"><text:span text:style-name="T1">10 - Comissionado Interno</text:span></text:p>
              <text:p text:style-name="P1"><text:span text:style-name="T1">11 - Comissionado Externo</text:span></text:p>
              <text:p text:style-name="P1"><text:span text:style-name="T1">12 - Aposentado</text:span></text:p>
              <text:p text:style-name="P1"><text:span text:style-name="T1">13 - Aposentado Inativo Prefeitura</text:span></text:p>
              <text:p text:style-name="P1"><text:span text:style-name="T1">14 - Pensionista</text:span></text:p>
              <text:p text:style-name="P1"><text:span text:style-name="T1">15 - Servidor Público Efetivo</text:span></text:p>
              <text:p text:style-name="P1"><text:span text:style-name="T1">16 - Extranumerário</text:span></text:p>
              <text:p text:style-name="P1"><text:span text:style-name="T1">17 - Autárquico</text:span></text:p>
              <text:p text:style-name="P1"><text:span text:style-name="T1">18 - Inativo</text:span></text:p>
              <text:p text:style-name="P1"><text:span text:style-name="T1">19 - Título Precário</text:span></text:p>
              <text:p text:style-name="P1"><text:span text:style-name="T1">20 - Servidor Adm Centralizada ou Descentralizada</text:span></text:p>
            </office:annotation>
            <text:p>Contratação</text:p>
          </table:table-cell>
          <table:table-cell table:style-name="ce23" office:value-type="string" calcext:value-type="string">
            <office:annotation draw:style-name="gr14" draw:text-style-name="P2" svg:width="4.056cm" svg:height="3.681cm" svg:x="41.058cm" svg:y="0cm" draw:caption-point-x="-0.428cm" draw:caption-point-y="0.01cm">
              <dc:date>2022-11-08T00:00:00</dc:date>
              <text:p text:style-name="P1"><text:span text:style-name="T1">Campo Obrigatório ou Opcional de acordo com a parametrização. Necessário na emissão do ASO.</text:span></text:p>
              <text:p text:style-name="P1"><text:span text:style-name="T1"/></text:p>
            </office:annotation>
            <text:p>Rg</text:p>
          </table:table-cell>
          <table:table-cell table:style-name="ce37" office:value-type="string" calcext:value-type="string">
            <office:annotation draw:style-name="gr15" draw:text-style-name="P2" svg:width="4.109cm" svg:height="3.681cm" svg:x="43.317cm" svg:y="0cm" draw:caption-point-x="-0.429cm" draw:caption-point-y="0.01cm">
              <dc:date>2022-11-08T00:00:00</dc:date>
              <text:p text:style-name="P1"><text:span text:style-name="T1">Campo Opcional. Preencher com apenas 2 dígitos. Exemplos: SP, MG, GO, RS, RJ, SC etc.</text:span></text:p>
              <text:p text:style-name="P1"><text:span text:style-name="T1"/></text:p>
            </office:annotation>
            <text:p>UF-RG</text:p>
          </table:table-cell>
          <table:table-cell table:style-name="ce23" office:value-type="string" calcext:value-type="string">
            <office:annotation draw:style-name="gr16" draw:text-style-name="P2" svg:width="4.115cm" svg:height="2.9cm" svg:x="45.575cm" svg:y="0cm" draw:caption-point-x="-0.429cm" draw:caption-point-y="0.01cm">
              <dc:date>2022-11-08T00:00:00</dc:date>
              <text:p text:style-name="P1"><text:span text:style-name="T1">Campo Obrigatório ou <text:s/>Opcional de acordo com a parametrização. Também pode ser usado como campo chave.</text:span></text:p>
              <text:p text:style-name="P1"><text:span text:style-name="T1"/></text:p>
            </office:annotation>
            <text:p>CPF</text:p>
          </table:table-cell>
          <table:table-cell table:style-name="ce43" office:value-type="string" calcext:value-type="string">
            <office:annotation draw:style-name="gr17" draw:text-style-name="P2" svg:width="4.088cm" svg:height="3.41cm" svg:x="47.834cm" svg:y="0cm" draw:caption-point-x="-0.431cm" draw:caption-point-y="0.01cm">
              <dc:date>2022-11-08T00:00:00</dc:date>
              <text:p text:style-name="P1"><text:span text:style-name="T1">Campo Obrigatório ou <text:s/>Opcional de acordo com a parametrização. Necessário na emissão do PPP.</text:span></text:p>
              <text:p text:style-name="P1"><text:span text:style-name="T1"/></text:p>
            </office:annotation>
            <text:p>CTPS</text:p>
          </table:table-cell>
          <table:table-cell table:style-name="ce46" office:value-type="string" calcext:value-type="string">
            <office:annotation draw:style-name="gr18" draw:text-style-name="P2" svg:width="4.056cm" svg:height="2.389cm" svg:x="50.091cm" svg:y="0cm" draw:caption-point-x="-0.43cm" draw:caption-point-y="0.01cm">
              <dc:date>2022-11-08T00:00:00</dc:date>
              <text:p text:style-name="P1"><text:span text:style-name="T1">Campo Opcional. Caso preenchido, será impresso na emissão de CAT.</text:span></text:p>
            </office:annotation>
            <text:p>Endereço</text:p>
          </table:table-cell>
          <table:table-cell table:style-name="ce37" office:value-type="string" calcext:value-type="string">
            <office:annotation draw:style-name="gr19" draw:text-style-name="P2" svg:width="4.024cm" svg:height="2.179cm" svg:x="52.349cm" svg:y="0cm" draw:caption-point-x="-0.43cm" draw:caption-point-y="0.01cm">
              <dc:date>2022-11-08T00:00:00</dc:date>
              <text:p text:style-name="P1"><text:span text:style-name="T1">Campo Opcional, porém necessário na emissão de CAT.</text:span></text:p>
            </office:annotation>
            <text:p>Bairro</text:p>
          </table:table-cell>
          <table:table-cell table:style-name="ce37" office:value-type="string" calcext:value-type="string">
            <office:annotation draw:style-name="gr20" draw:text-style-name="P2" svg:width="4.053cm" svg:height="2.064cm" svg:x="54.606cm" svg:y="0cm" draw:caption-point-x="-0.429cm" draw:caption-point-y="0.01cm">
              <dc:date>2022-11-08T00:00:00</dc:date>
              <text:p text:style-name="P1"><text:span text:style-name="T1">Campo Opcional. Caso preenchido, será impresso na emissão de CAT.</text:span></text:p>
            </office:annotation>
            <text:p>Cidade</text:p>
          </table:table-cell>
          <table:table-cell table:style-name="ce37" office:value-type="string" calcext:value-type="string">
            <office:annotation draw:style-name="gr21" draw:text-style-name="P2" svg:width="4.052cm" svg:height="1.773cm" svg:x="56.864cm" svg:y="0cm" draw:caption-point-x="-0.43cm" draw:caption-point-y="0.01cm">
              <dc:date>2022-11-08T00:00:00</dc:date>
              <text:p text:style-name="P1"><text:span text:style-name="T1">Campo Opcional. Caso preenchido, será impresso na emissão de CAT.</text:span></text:p>
            </office:annotation>
            <text:p>UF</text:p>
          </table:table-cell>
          <table:table-cell table:style-name="ce37" office:value-type="string" calcext:value-type="string">
            <office:annotation draw:style-name="gr22" draw:text-style-name="P2" svg:width="4.051cm" svg:height="1.773cm" svg:x="59.12cm" svg:y="0cm" draw:caption-point-x="-0.428cm" draw:caption-point-y="0.01cm">
              <dc:date>2022-11-08T00:00:00</dc:date>
              <text:p text:style-name="P1"><text:span text:style-name="T1">Campo Opcional. Caso preenchido, será impresso na emissão de CAT.</text:span></text:p>
              <text:p text:style-name="P1"><text:span text:style-name="T1"/></text:p>
            </office:annotation>
            <text:p>Cep</text:p>
          </table:table-cell>
          <table:table-cell table:style-name="ce37" office:value-type="string" calcext:value-type="string">
            <office:annotation draw:style-name="gr23" draw:text-style-name="P2" svg:width="4.053cm" svg:height="1.773cm" svg:x="61.378cm" svg:y="0cm" draw:caption-point-x="-0.428cm" draw:caption-point-y="0.01cm">
              <dc:date>2022-11-08T00:00:00</dc:date>
              <text:p text:style-name="P1"><text:span text:style-name="T1">Campo Opcional. Caso preenchido, será impresso na emissão de CAT.</text:span></text:p>
              <text:p text:style-name="P1"><text:span text:style-name="T1"/></text:p>
            </office:annotation>
            <text:p>Tel</text:p>
          </table:table-cell>
          <table:table-cell table:style-name="ce37" office:value-type="string" calcext:value-type="string">
            <text:p>Naturalidade</text:p>
          </table:table-cell>
          <table:table-cell table:style-name="ce37" office:value-type="string" calcext:value-type="string">
            <text:p>Cor</text:p>
          </table:table-cell>
          <table:table-cell table:style-name="ce37" office:value-type="string" calcext:value-type="string">
            <office:annotation draw:style-name="gr24" draw:text-style-name="P2" svg:width="3.828cm" svg:height="2.9cm" svg:x="68.152cm" svg:y="0cm" draw:caption-point-x="-0.429cm" draw:caption-point-y="0.01cm">
              <dc:date>2022-11-08T00:00:00</dc:date>
              <text:p text:style-name="P1"><text:span text:style-name="T1">Campo opcional, mas importante para o recebimento de emails do SOC.</text:span></text:p>
            </office:annotation>
            <text:p>E-mail</text:p>
          </table:table-cell>
          <table:table-cell table:style-name="ce37" office:value-type="string" calcext:value-type="string">
            <text:p>Deficiencia</text:p>
          </table:table-cell>
          <table:table-cell table:style-name="ce23" office:value-type="string" calcext:value-type="string">
            <office:annotation draw:style-name="gr25" draw:text-style-name="P2" svg:width="4.139cm" svg:height="1.773cm" svg:x="72.668cm" svg:y="0cm" draw:caption-point-x="-0.429cm" draw:caption-point-y="0.01cm">
              <dc:date>2022-11-08T00:00:00</dc:date>
              <text:p text:style-name="P1"><text:span text:style-name="T1">Caso preenchido, será impresso no PPP.</text:span></text:p>
            </office:annotation>
            <text:p>CBO</text:p>
          </table:table-cell>
          <table:table-cell table:style-name="ce23" office:value-type="string" calcext:value-type="string">
            <office:annotation draw:style-name="gr26" draw:text-style-name="P2" svg:width="4.112cm" svg:height="1.773cm" svg:x="74.925cm" svg:y="0cm" draw:caption-point-x="-0.428cm" draw:caption-point-y="0.01cm">
              <dc:date>2022-11-08T00:00:00</dc:date>
              <text:p text:style-name="P1"><text:span text:style-name="T1">Campo Opcional, porém necessário na emissão do PPP.</text:span></text:p>
              <text:p text:style-name="P1"><text:span text:style-name="T1"/></text:p>
            </office:annotation>
            <text:p>GFIP</text:p>
          </table:table-cell>
          <table:table-cell table:style-name="ce37" office:value-type="string" calcext:value-type="string">
            <text:p>Endereço Unidade</text:p>
          </table:table-cell>
          <table:table-cell table:style-name="ce37" office:value-type="string" calcext:value-type="string">
            <text:p>Bairro Unidade</text:p>
          </table:table-cell>
          <table:table-cell table:style-name="ce37" office:value-type="string" calcext:value-type="string">
            <text:p>Cidade Unidade</text:p>
          </table:table-cell>
          <table:table-cell table:style-name="ce37" office:value-type="string" calcext:value-type="string">
            <text:p>Estado Unidade</text:p>
          </table:table-cell>
          <table:table-cell table:style-name="ce37" office:value-type="string" calcext:value-type="string">
            <text:p>Cep Unidade</text:p>
          </table:table-cell>
          <table:table-cell table:style-name="ce23" office:value-type="string" calcext:value-type="string">
            <office:annotation draw:style-name="gr27" draw:text-style-name="P2" svg:width="3.637cm" svg:height="2.635cm" svg:x="88.472cm" svg:y="0cm" draw:caption-point-x="-0.429cm" draw:caption-point-y="0.01cm">
              <dc:date>2022-11-08T00:00:00</dc:date>
              <text:p text:style-name="P1"><text:span text:style-name="T1">Campo Obrigatório ou Opcional de acordo com a parametrização.</text:span></text:p>
            </office:annotation>
            <text:p>CNPJ Unidade</text:p>
          </table:table-cell>
          <table:table-cell table:style-name="ce37" office:value-type="string" calcext:value-type="string">
            <text:p>Inscrição Unidade</text:p>
          </table:table-cell>
          <table:table-cell table:style-name="ce37" office:value-type="string" calcext:value-type="string">
            <text:p>Tel1 Unidade</text:p>
          </table:table-cell>
          <table:table-cell table:style-name="ce37" office:value-type="string" calcext:value-type="string">
            <text:p>Tel2 Unidade</text:p>
          </table:table-cell>
          <table:table-cell table:style-name="ce37" office:value-type="string" calcext:value-type="string">
            <text:p>Tel3 Unidade</text:p>
          </table:table-cell>
          <table:table-cell table:style-name="ce37" office:value-type="string" calcext:value-type="string">
            <text:p>Tel4 Unidade</text:p>
          </table:table-cell>
          <table:table-cell table:style-name="ce37" office:value-type="string" calcext:value-type="string">
            <text:p>Contato Unid</text:p>
          </table:table-cell>
          <table:table-cell table:style-name="ce37" office:value-type="string" calcext:value-type="string">
            <text:p>Cnae</text:p>
          </table:table-cell>
          <table:table-cell table:style-name="ce37" office:value-type="string" calcext:value-type="string">
            <text:p>Número Endereço Funcionário</text:p>
          </table:table-cell>
          <table:table-cell table:style-name="ce37" office:value-type="string" calcext:value-type="string">
            <text:p>Complemento Endereço Funcionário</text:p>
          </table:table-cell>
          <table:table-cell table:style-name="ce37" office:value-type="string" calcext:value-type="string">
            <office:annotation draw:style-name="gr28" draw:text-style-name="P2" svg:width="3.643cm" svg:height="3.144cm" svg:x="111.052cm" svg:y="0cm" draw:caption-point-x="-0.431cm" draw:caption-point-y="0.01cm">
              <dc:date>2022-11-08T00:00:00</dc:date>
              <text:p text:style-name="P1"><text:span text:style-name="T1">Campo Opcional. Caso preenchido irá sobrepor a Razão Social da Unidade quando existir CNPJ na mesma.</text:span></text:p>
            </office:annotation>
            <text:p>Razão Social Unid.</text:p>
          </table:table-cell>
          <table:table-cell table:style-name="ce46" office:value-type="string" calcext:value-type="string">
            <office:annotation draw:style-name="gr29" draw:text-style-name="P2" svg:width="4.056cm" svg:height="3.092cm" svg:x="113.308cm" svg:y="0cm" draw:caption-point-x="-0.429cm" draw:caption-point-y="0.01cm">
              <dc:date>2022-11-08T00:00:00</dc:date>
              <text:p text:style-name="P1"><text:span text:style-name="T1">Campo Opcional. Caso preenchido, será impresso na emissão de CAT.</text:span></text:p>
              <text:p text:style-name="P1"><text:span text:style-name="T1"/></text:p>
            </office:annotation>
            <text:p>Nome da Mae do Funcionário</text:p>
          </table:table-cell>
          <table:table-cell table:style-name="ce37" office:value-type="string" calcext:value-type="string">
            <text:p>Cod.Centro Custo</text:p>
          </table:table-cell>
          <table:table-cell table:style-name="ce47" office:value-type="string" calcext:value-type="string">
            <text:p>Dt. Ultima Movimentação</text:p>
          </table:table-cell>
          <table:table-cell table:style-name="ce1" office:value-type="string" calcext:value-type="string">
            <text:p>Cod. Unidade contratante</text:p>
          </table:table-cell>
          <table:table-cell table:style-name="ce43" office:value-type="string" calcext:value-type="string">
            <office:annotation draw:style-name="gr30" draw:text-style-name="P2" svg:width="4.587cm" svg:height="12.897cm" svg:x="122.339cm" svg:y="0cm" draw:caption-point-x="-0.429cm" draw:caption-point-y="0.01cm">
              <dc:date>2022-11-08T00:00:00</dc:date>
              <text:p text:style-name="P1"><text:span text:style-name="T3">Campo Obrigatório ou Opcional de acordo com a parametrização. Irá preencher o campo "Razão Social" na aba Detalhes Lotação do cadastro do Funcionário.</text:span></text:p>
              <text:p text:style-name="P1"><text:span text:style-name="T3">Observação: Esse campo só será gravado se a Contratação for 6 - Pessoa Jurídica.</text:span></text:p>
              <text:p text:style-name="P1"><text:span text:style-name="T3"/></text:p>
            </office:annotation>
            <text:p>Razão Social</text:p>
          </table:table-cell>
          <table:table-cell table:style-name="ce48" office:value-type="string" calcext:value-type="string">
            <office:annotation draw:style-name="gr31" draw:text-style-name="P2" svg:width="4.447cm" svg:height="12.897cm" svg:x="124.597cm" svg:y="0cm" draw:caption-point-x="-0.429cm" draw:caption-point-y="0.01cm">
              <dc:date>2022-11-08T00:00:00</dc:date>
              <text:p text:style-name="P1"><text:span text:style-name="T1">Campo Obrigatório ou Opcional de acordo com a parametrização. Irá preencher o campo "CNPJ" na aba Detalhes Lotação do cadastro do Funcionário.</text:span></text:p>
              <text:p text:style-name="P1"><text:span text:style-name="T1">Observação: Esse campo só será gravado se a Contratação for 6 - Pessoa Jurídica.</text:span></text:p>
            </office:annotation>
            <text:p>CNPJ</text:p>
          </table:table-cell>
          <table:table-cell table:style-name="ce49" office:value-type="string" calcext:value-type="string">
            <text:p>Turno</text:p>
          </table:table-cell>
          <table:table-cell table:style-name="ce50" office:value-type="string" calcext:value-type="string">
            <office:annotation draw:style-name="gr32" draw:text-style-name="P2" svg:width="4.055cm" svg:height="2.767cm" svg:x="129.112cm" svg:y="0cm" draw:caption-point-x="-0.429cm" draw:caption-point-y="0.01cm">
              <dc:date>2022-11-08T00:00:00</dc:date>
              <text:p text:style-name="P1"><text:span text:style-name="T1">Campo Obrigatório ou <text:s/>Opcional de acordo com a parametrização. Necessário na emissão do PPP.</text:span></text:p>
              <text:p text:style-name="P1"><text:span text:style-name="T1"/></text:p>
            </office:annotation>
            <text:p>Dt.Emissão.Cart.Prof</text:p>
          </table:table-cell>
          <table:table-cell table:style-name="ce43" office:value-type="string" calcext:value-type="string">
            <office:annotation draw:style-name="gr33" draw:text-style-name="P2" svg:width="4.084cm" svg:height="2.9cm" svg:x="131.37cm" svg:y="0cm" draw:caption-point-x="-0.429cm" draw:caption-point-y="0.01cm">
              <dc:date>2022-11-08T00:00:00</dc:date>
              <text:p text:style-name="P1"><text:span text:style-name="T1">Campo Obrigatório ou <text:s/>Opcional de acordo com a parametrização. Necessário na emissão do PPP.</text:span></text:p>
              <text:p text:style-name="P1"><text:span text:style-name="T1"/></text:p>
            </office:annotation>
            <text:p>Série CTPS</text:p>
          </table:table-cell>
          <table:table-cell table:style-name="ce37" office:value-type="string" calcext:value-type="string">
            <text:p>CNAE 2.0</text:p>
          </table:table-cell>
          <table:table-cell table:style-name="ce37" office:value-type="string" calcext:value-type="string">
            <text:p>CNAE Livre</text:p>
          </table:table-cell>
          <table:table-cell table:style-name="ce37" office:value-type="string" calcext:value-type="string">
            <text:p>Descrição CNAE Livre</text:p>
          </table:table-cell>
          <table:table-cell table:style-name="ce37" office:value-type="string" calcext:value-type="string">
            <text:p>CEI</text:p>
          </table:table-cell>
          <table:table-cell table:style-name="ce37" office:value-type="string" calcext:value-type="string">
            <office:annotation draw:style-name="gr34" draw:text-style-name="P2" svg:width="4.083cm" svg:height="3.144cm" svg:x="142.659cm" svg:y="0cm" draw:caption-point-x="-0.429cm" draw:caption-point-y="0.01cm">
              <dc:date>2022-11-08T00:00:00</dc:date>
              <text:p text:style-name="P1"><text:span text:style-name="T1">Campo Opcional. Pode ser impresso na emissão do PPP.</text:span></text:p>
              <text:p text:style-name="P1"><text:span text:style-name="T1"/></text:p>
            </office:annotation>
            <text:p>Função</text:p>
          </table:table-cell>
          <table:table-cell table:style-name="ce37" office:value-type="string" calcext:value-type="string">
            <office:annotation draw:style-name="gr1" draw:text-style-name="P2" svg:width="4.083cm" svg:height="1.773cm" svg:x="144.918cm" svg:y="0cm" draw:caption-point-x="-0.43cm" draw:caption-point-y="0.01cm">
              <dc:date>2022-11-08T00:00:00</dc:date>
              <text:p text:style-name="P1"><text:span text:style-name="T1">Campo Opcional. Necessário na emissão do PPP.</text:span></text:p>
              <text:p text:style-name="P1"><text:span text:style-name="T1"/></text:p>
            </office:annotation>
            <text:p>CNAE 7</text:p>
          </table:table-cell>
          <table:table-cell table:style-name="ce37" office:value-type="string" calcext:value-type="string">
            <text:p>Tipo de CNAE Utilizado</text:p>
          </table:table-cell>
          <table:table-cell table:style-name="ce19" office:value-type="string" calcext:value-type="string">
            <office:annotation draw:style-name="gr35" draw:text-style-name="P2" svg:width="4.064cm" svg:height="1.773cm" svg:x="149.43cm" svg:y="0cm" draw:caption-point-x="-0.427cm" draw:caption-point-y="0.01cm">
              <dc:date>2022-11-08T00:00:00</dc:date>
              <text:p text:style-name="P1"><text:span text:style-name="T1">Campo Opcional. Necessário na emissão do PPP.</text:span></text:p>
              <text:p text:style-name="P1"><text:span text:style-name="T1"/></text:p>
            </office:annotation>
            <text:p>Descrição Detalhada do Cargo</text:p>
          </table:table-cell>
          <table:table-cell table:style-name="ce37" office:value-type="string" calcext:value-type="string">
            <text:p>Nº endereço Unidade</text:p>
          </table:table-cell>
          <table:table-cell table:style-name="ce37" office:value-type="string" calcext:value-type="string">
            <text:p>Complemento endereço Unidade</text:p>
          </table:table-cell>
          <table:table-cell table:style-name="ce37" office:value-type="string" calcext:value-type="string">
            <text:p>Regime de Revezamento</text:p>
          </table:table-cell>
          <table:table-cell table:style-name="ce37" office:value-type="string" calcext:value-type="string">
            <text:p>Orgão Expedidor do RG</text:p>
          </table:table-cell>
          <table:table-cell table:style-name="ce37" office:value-type="string" calcext:value-type="string">
            <text:p>Campo Livre 1</text:p>
          </table:table-cell>
          <table:table-cell table:style-name="ce37" office:value-type="string" calcext:value-type="string">
            <text:p>Campo Livre 2</text:p>
          </table:table-cell>
          <table:table-cell table:style-name="ce37" office:value-type="string" calcext:value-type="string">
            <text:p>Campo Livre 3</text:p>
          </table:table-cell>
          <table:table-cell table:style-name="ce37" office:value-type="string" calcext:value-type="string">
            <text:p>Telefone SMS</text:p>
          </table:table-cell>
          <table:table-cell table:style-name="ce37" office:value-type="string" calcext:value-type="string">
            <text:p>Grau de Risco</text:p>
          </table:table-cell>
          <table:table-cell table:style-name="ce37" office:value-type="string" calcext:value-type="string">
            <office:annotation draw:style-name="gr36" draw:text-style-name="P2" svg:width="4.058cm" svg:height="1.854cm" svg:x="172.01cm" svg:y="0cm" draw:caption-point-x="-0.429cm" draw:caption-point-y="0.01cm">
              <dc:date>2022-11-08T00:00:00</dc:date>
              <text:p text:style-name="P1"><text:span text:style-name="T1">Campo Opcional. Caso preenchido, será impresso na emissão de CAT e PPP.</text:span></text:p>
              <text:p text:style-name="P1"><text:span text:style-name="T1"/></text:p>
            </office:annotation>
            <text:p>UF CTPS</text:p>
          </table:table-cell>
          <table:table-cell table:style-name="ce37" office:value-type="string" calcext:value-type="string">
            <text:p>Nome Centro Custo</text:p>
          </table:table-cell>
          <table:table-cell table:style-name="ce37" office:value-type="string" calcext:value-type="string">
            <text:p>Autoriza SMS</text:p>
          </table:table-cell>
          <table:table-cell table:style-name="ce37" office:value-type="string" calcext:value-type="string">
            <text:p>Endereço Cobrança Unidade</text:p>
          </table:table-cell>
          <table:table-cell table:style-name="ce37" office:value-type="string" calcext:value-type="string">
            <text:p>Número Endereço Cobrança Unidade</text:p>
          </table:table-cell>
          <table:table-cell table:style-name="ce37" office:value-type="string" calcext:value-type="string">
            <text:p>Bairro Cobrança Unidade</text:p>
          </table:table-cell>
          <table:table-cell table:style-name="ce37" office:value-type="string" calcext:value-type="string">
            <text:p>Cidade Cobrança Unidade</text:p>
          </table:table-cell>
          <table:table-cell table:style-name="ce37" office:value-type="string" calcext:value-type="string">
            <text:p>Estado Cobrança Unidade</text:p>
          </table:table-cell>
          <table:table-cell table:style-name="ce37" office:value-type="string" calcext:value-type="string">
            <text:p>Cep Cobrança Unidade</text:p>
          </table:table-cell>
          <table:table-cell table:style-name="ce37" office:value-type="string" calcext:value-type="string">
            <text:p>Complemento Endereço Cobrança Unidade</text:p>
          </table:table-cell>
          <table:table-cell table:style-name="ce37" office:value-type="string" calcext:value-type="string">
            <office:annotation draw:style-name="gr37" draw:text-style-name="P2" svg:width="4.056cm" svg:height="2.064cm" svg:x="194.59cm" svg:y="0cm" draw:caption-point-x="-0.431cm" draw:caption-point-y="0.01cm">
              <dc:date>2022-11-08T00:00:00</dc:date>
              <text:p text:style-name="P1"><text:span text:style-name="T1">Campo Opcional. Caso preenchido, será impresso na emissão de CAT.</text:span></text:p>
              <text:p text:style-name="P1"><text:span text:style-name="T1"/></text:p>
            </office:annotation>
            <text:p>Remuneração Mensal (R$)</text:p>
          </table:table-cell>
          <table:table-cell table:style-name="ce37" office:value-type="string" calcext:value-type="string">
            <office:annotation draw:style-name="gr38" draw:text-style-name="P2" svg:width="2.967cm" svg:height="1.932cm" svg:x="196.845cm" svg:y="0cm" draw:caption-point-x="-0.428cm" draw:caption-point-y="0.01cm">
              <dc:date>2022-11-08T00:00:00</dc:date>
              <text:p text:style-name="P1"><text:span text:style-name="T1">Campo Opcional. Formato:</text:span></text:p>
              <text:p text:style-name="P1"><text:span text:style-name="T1">(99)9999-9999</text:span></text:p>
            </office:annotation>
            <text:p>Telefone Comercial</text:p>
          </table:table-cell>
          <table:table-cell table:style-name="ce37" office:value-type="string" calcext:value-type="string">
            <office:annotation draw:style-name="gr39" draw:text-style-name="P2" svg:width="3.274cm" svg:height="1.854cm" svg:x="199.104cm" svg:y="0cm" draw:caption-point-x="-0.43cm" draw:caption-point-y="0.01cm">
              <dc:date>2022-11-08T00:00:00</dc:date>
              <text:p text:style-name="P1"><text:span text:style-name="T1">Campo Opcional.</text:span></text:p>
              <text:p text:style-name="P1"><text:span text:style-name="T1">Formato: (99)99999-9999</text:span></text:p>
            </office:annotation>
            <text:p>Telefone Celular</text:p>
          </table:table-cell>
          <table:table-cell table:style-name="ce37" office:value-type="string" calcext:value-type="string">
            <office:annotation draw:style-name="gr40" draw:text-style-name="P2" svg:width="3.471cm" svg:height="1.556cm" svg:x="201.363cm" svg:y="0cm" draw:caption-point-x="-0.431cm" draw:caption-point-y="0.01cm">
              <dc:date>2022-11-08T00:00:00</dc:date>
              <text:p text:style-name="P1"><text:span text:style-name="T1">Campo Opcional. Formato: DD/MM/AAAA</text:span></text:p>
              <text:p text:style-name="P1"><text:span text:style-name="T4"/></text:p>
            </office:annotation>
            <text:p>Data Emissão RG</text:p>
          </table:table-cell>
          <table:table-cell table:style-name="ce37" office:value-type="string" calcext:value-type="string">
            <office:annotation draw:style-name="gr41" draw:text-style-name="P2" svg:width="4.902cm" svg:height="12.897cm" svg:x="203.618cm" svg:y="0cm" draw:caption-point-x="-0.428cm" draw:caption-point-y="0.01cm">
              <dc:date>2022-11-08T00:00:00</dc:date>
              <text:p text:style-name="P1"><text:span text:style-name="T1">Código do país de acordo com a tabela do eSocial (Preencher somente com o código correspondente ao País).</text:span></text:p>
              <text:p text:style-name="P1"><text:span text:style-name="T1">Exemplos:</text:span></text:p>
              <text:p text:style-name="P1"><text:span text:style-name="T1">105 (Brasil)</text:span></text:p>
              <text:p text:style-name="P1"><text:span text:style-name="T1">249 (EUA)</text:span></text:p>
              <text:p text:style-name="P1"><text:span text:style-name="T1">607 (Portugal)</text:span></text:p>
            </office:annotation>
            <text:p>Código do País de Nascimento</text:p>
          </table:table-cell>
          <table:table-cell table:style-name="ce37" office:value-type="string" calcext:value-type="string">
            <office:annotation draw:style-name="gr42" draw:text-style-name="P2" svg:width="4.698cm" svg:height="2.9cm" svg:x="205.878cm" svg:y="0cm" draw:caption-point-x="-0.43cm" draw:caption-point-y="0.01cm">
              <dc:date>2022-11-08T00:00:00</dc:date>
              <text:p text:style-name="P1"><text:span text:style-name="T1">Campo Opcional. Insira “FU” para descrições de atividades referentes ao Funcionário, ou “CA” para descrições de atividades referentes ao Cargo.</text:span></text:p>
            </office:annotation>
            <text:p>Origem Descrição Detalhada</text:p>
          </table:table-cell>
          <table:table-cell table:style-name="ce55" office:value-type="string" calcext:value-type="string">
            <office:annotation draw:style-name="gr43" draw:text-style-name="P2" svg:width="3.582cm" svg:height="2.926cm" svg:x="208.134cm" svg:y="0cm" draw:caption-point-x="-0.428cm" draw:caption-point-y="0.01cm">
              <dc:date>2022-11-08T00:00:00</dc:date>
              <text:p text:style-name="P1"><text:span text:style-name="T1">Campo Opcional. </text:span></text:p>
              <text:p text:style-name="P1"><text:span text:style-name="T1">Insira os valores 'Sim' ou 'Não', 'S' ou 'N', '1' ou '0' para definir o campo como unidade contratante.</text:span></text:p>
            </office:annotation>
            <text:p>Unidade Contratante</text:p>
          </table:table-cell>
          <table:table-cell table:style-name="ce56" office:value-type="string" calcext:value-type="string">
            <office:annotation draw:style-name="gr44" draw:text-style-name="P2" svg:width="3.753cm" svg:height="12.897cm" svg:x="210.392cm" svg:y="0cm" draw:caption-point-x="-0.429cm" draw:caption-point-y="0.01cm">
              <dc:date>2022-11-08T00:00:00</dc:date>
              <text:p text:style-name="P1"><text:span text:style-name="T1">Campo Opcional: Deverá ser preenchido com os valores entre 1 e 21. Cada valor corresponde a uma opção de escolaridade referente ao cadastro do funcionário.</text:span></text:p>
              <text:p text:style-name="P1"><text:span text:style-name="T1"/></text:p>
            </office:annotation>
            <text:p>Escolaridade</text:p>
          </table:table-cell>
          <table:table-cell table:style-name="ce23" office:value-type="string" calcext:value-type="string">
            <office:annotation draw:style-name="gr45" draw:text-style-name="P2" svg:width="4.445cm" svg:height="2.23cm" svg:x="212.651cm" svg:y="0cm" draw:caption-point-x="-0.43cm" draw:caption-point-y="0.01cm">
              <dc:date>2022-11-08T00:00:00</dc:date>
              <text:p text:style-name="P1"><text:span text:style-name="T1">Campo Opcional. Informar o código da categoria do trabalhador conforme Tabela 1 do eSocial.</text:span></text:p>
            </office:annotation>
            <text:p>Código Categoria (eSocial)</text:p>
          </table:table-cell>
          <table:table-cell table:style-name="ce56" office:value-type="string" calcext:value-type="string">
            <office:annotation draw:style-name="gr46" draw:text-style-name="P2" svg:width="3.607cm" svg:height="2.311cm" svg:x="214.908cm" svg:y="0cm" draw:caption-point-x="-0.429cm" draw:caption-point-y="0.01cm">
              <dc:date>2022-11-08T00:00:00</dc:date>
              <text:p text:style-name="P1"><text:span text:style-name="T1">Campo Opcional. Utilizado para fins de integração.</text:span></text:p>
              <text:p text:style-name="P1"><text:span text:style-name="T1">Não é considerado para o eSocial.</text:span></text:p>
            </office:annotation>
            <text:p>Matrícula RH</text:p>
          </table:table-cell>
          <table:table-cell table:style-name="ce56" office:value-type="string" calcext:value-type="string">
            <office:annotation draw:style-name="gr47" draw:text-style-name="P2" svg:width="3.582cm" svg:height="1.906cm" svg:x="251.355cm" svg:y="0cm" draw:caption-point-x="-34.618cm" draw:caption-point-y="0.01cm">
              <dc:date>2022-11-08T00:00:00</dc:date>
              <text:p text:style-name="P1"><text:span text:style-name="T5">Campo Opcional. Valores Válidos:</text:span></text:p>
              <text:p text:style-name="P1"><text:span text:style-name="T5">1 - Travesti</text:span></text:p>
              <text:p text:style-name="P1"><text:span text:style-name="T5">2 - Transexual</text:span></text:p>
            </office:annotation>
            <text:p>Gênero</text:p>
          </table:table-cell>
          <table:table-cell table:style-name="ce56" office:value-type="string" calcext:value-type="string">
            <office:annotation draw:style-name="gr48" draw:text-style-name="P2" svg:width="3.554cm" svg:height="3.682cm" svg:x="252.832cm" svg:y="0cm" draw:caption-point-x="-33.838cm" draw:caption-point-y="0.01cm">
              <dc:date>2022-11-08T00:00:00</dc:date>
              <text:p text:style-name="P1"><text:span text:style-name="T5">Campo Opcional. Este campo poderá ser preenchido somente quando a coluna "Gênero" estiver preenchida com 1 - Travesti ou 2 - Transexual.</text:span></text:p>
            </office:annotation>
            <text:p>Nome Social</text:p>
          </table:table-cell>
          <table:table-cell table:style-name="ce56" office:value-type="string" calcext:value-type="string">
            <office:annotation draw:style-name="gr49" draw:text-style-name="P2" svg:width="3.586cm" svg:height="12.871cm" svg:x="253.353cm" svg:y="0cm" draw:caption-point-x="-32.101cm" draw:caption-point-y="0.01cm">
              <dc:date>2022-11-08T00:00:00</dc:date>
              <text:p text:style-name="P1"><text:span text:style-name="T5">Campo Opcional. Este campo poderá ser preenchido somente quando a coluna "Tipo Vínculo" estiver preenchida com 1 - Empregatício</text:span></text:p>
              <text:p text:style-name="P1"><text:span text:style-name="T5"/></text:p>
              <text:p text:style-name="P1"><text:span text:style-name="T5">Valores Válidos:</text:span></text:p>
              <text:p text:style-name="P1"><text:span text:style-name="T5">1 - Admissão. </text:span></text:p>
              <text:p text:style-name="P1"><text:span text:style-name="T5">2 - Transferência de empresa do mesmo grupo econômico. </text:span></text:p>
              <text:p text:style-name="P1"><text:span text:style-name="T5">3 - Transferência de empresa consorciada ou de consórcio. </text:span></text:p>
              <text:p text:style-name="P1"><text:span text:style-name="T5">4 - Transferência por motivo de sucessão, incorporação, cisão ou fusão.</text:span></text:p>
            </office:annotation>
            <text:p>Tipo de Admissão</text:p>
          </table:table-cell>
          <table:table-cell table:style-name="ce56" office:value-type="string" calcext:value-type="string">
            <text:p>Grau de Instrução</text:p>
          </table:table-cell>
          <table:table-cell table:style-name="ce37" office:value-type="string" calcext:value-type="string">
            <text:p>Nome do Pai do Funcionário</text:p>
          </table:table-cell>
          <table:table-cell table:style-name="ce56" office:value-type="string" calcext:value-type="string">
            <office:annotation draw:style-name="gr50" draw:text-style-name="P2" svg:width="3.578cm" svg:height="2.768cm" svg:x="253.309cm" svg:y="0cm" draw:caption-point-x="-25.283cm" draw:caption-point-y="0.01cm">
              <dc:date>2022-11-08T00:00:00</dc:date>
              <text:p text:style-name="P1"><text:span text:style-name="T5">Tipo de Vínculo</text:span></text:p>
              <text:p text:style-name="P1"><text:span text:style-name="T5"/></text:p>
              <text:p text:style-name="P1"><text:span text:style-name="T5">Campo Opcional. Valores Válidos:</text:span></text:p>
              <text:p text:style-name="P1"><text:span text:style-name="T5">1 - Empregatício </text:span></text:p>
              <text:p text:style-name="P1"><text:span text:style-name="T5">2 - Associativo </text:span></text:p>
            </office:annotation>
            <text:p>Tipo de Vínculo</text:p>
          </table:table-cell>
          <table:table-cell table:style-name="ce56" office:value-type="string" calcext:value-type="string">
            <office:annotation draw:style-name="gr51" draw:text-style-name="P3" svg:width="12.475cm" svg:height="12.871cm" svg:x="254.277cm" svg:y="0cm" draw:caption-point-x="-23.994cm" draw:caption-point-y="0.01cm">
              <dc:date>2022-11-08T00:00:00</dc:date>
              <text:p text:style-name="P1"><text:span text:style-name="T5">- Informado o Código do Turno, SEM Nome: </text:span></text:p>
              <text:p text:style-name="P1"><text:span text:style-name="T5"><text:s text:c="4"/></text:span><text:span text:style-name="T5">Buscar turno por código </text:span></text:p>
              <text:p text:style-name="P1"><text:span text:style-name="T5"/></text:p>
              <text:p text:style-name="P1"><text:span text:style-name="T5">- Informado o Código do Turno, COM Nome: </text:span></text:p>
              <text:p text:style-name="P1"><text:span text:style-name="T5"><text:s text:c="4"/></text:span><text:span text:style-name="T5">Buscar Turno pelo código. </text:span></text:p>
              <text:p text:style-name="P1"><text:span text:style-name="T5"><text:s text:c="8"/></text:span><text:span text:style-name="T5">Caso não exista: Buscar por nome. </text:span></text:p>
              <text:p text:style-name="P1"><text:span text:style-name="T5"><text:s text:c="12"/></text:span><text:span text:style-name="T5">Caso não exista incluir novo Turno. </text:span></text:p>
              <text:p text:style-name="P1"><text:span text:style-name="T5"/></text:p>
              <text:p text:style-name="P1"><text:span text:style-name="T5">- Informado NOME do Turno, SEM Código. </text:span></text:p>
              <text:p text:style-name="P1"><text:span text:style-name="T5"><text:s text:c="4"/></text:span><text:span text:style-name="T5">Busca Turno por Nome. </text:span></text:p>
              <text:p text:style-name="P1"><text:span text:style-name="T5"><text:s text:c="8"/></text:span><text:span text:style-name="T5">Caso não exista, incluir novo Turno. </text:span></text:p>
              <text:p text:style-name="P1"><text:span text:style-name="T5"/></text:p>
              <text:p text:style-name="P1"><text:span text:style-name="T5">- Não Informar NOME e Código do Turno </text:span></text:p>
              <text:p text:style-name="P1"><text:span text:style-name="T5"><text:s text:c="4"/></text:span><text:span text:style-name="T5">Fazer nada.</text:span></text:p>
            </office:annotation>
            <text:p>Nome do Turno</text:p>
          </table:table-cell>
          <table:table-cell table:style-name="ce37" office:value-type="string" calcext:value-type="string">
            <text:p>Campo Livre 4</text:p>
          </table:table-cell>
          <table:table-cell table:style-name="ce37" office:value-type="string" calcext:value-type="string">
            <text:p>CPF Unidade</text:p>
          </table:table-cell>
          <table:table-cell table:style-name="ce37" office:value-type="string" calcext:value-type="string">
            <text:p>CAEPF Unidade</text:p>
          </table:table-cell>
          <table:table-cell table:style-name="ce37" office:value-type="string" calcext:value-type="string">
            <office:annotation draw:style-name="gr52" draw:text-style-name="P2" svg:width="3.519cm" svg:height="2.285cm" svg:x="285.536cm" svg:y="0cm" draw:caption-point-x="-46.222cm" draw:caption-point-y="0.01cm">
              <dc:date>2022-11-08T00:00:00</dc:date>
              <text:p text:style-name="P1"><text:span text:style-name="T5">Campo Opcional. Valores Válidos:</text:span></text:p>
              <text:p text:style-name="P1"><text:span text:style-name="T5">NENHUM</text:span></text:p>
              <text:p text:style-name="P1"><text:span text:style-name="T5">A+</text:span></text:p>
              <text:p text:style-name="P1"><text:span text:style-name="T5">A-</text:span></text:p>
              <text:p text:style-name="P1"><text:span text:style-name="T5">B+</text:span></text:p>
              <text:p text:style-name="P1"><text:span text:style-name="T5">B-</text:span></text:p>
              <text:p text:style-name="P1"><text:span text:style-name="T5">AB+</text:span></text:p>
              <text:p text:style-name="P1"><text:span text:style-name="T5">AB-</text:span></text:p>
              <text:p text:style-name="P1"><text:span text:style-name="T5">O+</text:span></text:p>
              <text:p text:style-name="P1"><text:span text:style-name="T5">O-</text:span></text:p>
              <text:p text:style-name="P1"><text:span text:style-name="T5">Observação: Os valores devem ser preenchidos exatamente do modo apresentado acima.</text:span></text:p>
            </office:annotation>
            <text:p>Tipo Sanguíneo</text:p>
          </table:table-cell>
          <table:table-cell table:style-name="ce37" office:value-type="string" calcext:value-type="string">
            <text:p>Dt. Inicio Periodo Aquisitivo</text:p>
          </table:table-cell>
          <table:table-cell table:style-name="ce37" office:value-type="string" calcext:value-type="string">
            <text:p>Dt. Fim Periodo Aquisitivo</text:p>
          </table:table-cell>
          <table:table-cell table:style-name="ce57" office:value-type="string" calcext:value-type="string">
            <text:p>CNO Unidade</text:p>
          </table:table-cell>
          <table:table-cell table:style-name="ce58" office:value-type="string" calcext:value-type="string">
            <office:annotation draw:style-name="gr53" draw:text-style-name="P2" svg:width="3.547cm" svg:height="12.871cm" svg:x="285.86cm" svg:y="0cm" draw:caption-point-x="-37.514cm" draw:caption-point-y="0.01cm">
              <dc:date>2022-11-08T00:00:00</dc:date>
              <text:p text:style-name="P1"><text:span text:style-name="T6">Campo Opcional.</text:span></text:p>
              <text:p text:style-name="P1"><text:span text:style-name="T6">Insira os valores</text:span></text:p>
              <text:p text:style-name="P1"><text:span text:style-name="T6">"1" ou "Sim" ou "S" para definir o campo como habilitado.</text:span></text:p>
              <text:p text:style-name="P1"><text:span text:style-name="T6"/></text:p>
              <text:p text:style-name="P1"><text:span text:style-name="T6">Insira os valores </text:span></text:p>
              <text:p text:style-name="P1"><text:span text:style-name="T6">"0" ou "Não" ou "N" para definir o campo como desabilitado.</text:span></text:p>
              <text:p text:style-name="P1"><text:span text:style-name="T7"/></text:p>
            </office:annotation>
            <text:p>Desconsiderar para o eSocial</text:p>
          </table:table-cell>
        </table:table-row>
        <table:table-row table:style-name="ro2">
          <table:table-cell table:number-columns-repeated="5"/>
          <table:table-cell table:style-name="ce21"/>
          <table:table-cell table:number-columns-repeated="2"/>
          <table:table-cell table:style-name="ce25"/>
          <table:table-cell table:number-columns-repeated="8"/>
          <table:table-cell table:style-name="ce14"/>
          <table:table-cell table:number-columns-repeated="92"/>
        </table:table-row>
        <table:table-row table:style-name="ro2">
          <table:table-cell table:number-columns-repeated="21"/>
          <table:table-cell table:style-name="ce18"/>
          <table:table-cell table:style-name="ce14"/>
          <table:table-cell table:number-columns-repeated="87"/>
        </table:table-row>
        <table:table-row table:style-name="ro3">
          <table:table-cell table:style-name="ce3"/>
          <table:table-cell office:value-type="string" calcext:value-type="string">
            <text:p>KPA LOGISTICA LTDA</text:p>
          </table:table-cell>
          <table:table-cell table:style-name="ce14"/>
          <table:table-cell office:value-type="string" calcext:value-type="string">
            <text:p>ADMINISTRATIVO</text:p>
          </table:table-cell>
          <table:table-cell table:style-name="ce14"/>
          <table:table-cell office:value-type="string" calcext:value-type="string">
            <text:p>FARMACEUTICO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office:value-type="string" calcext:value-type="string">
            <text:p>ANTONIO CECILIO NETO</text:p>
          </table:table-cell>
          <table:table-cell office:value-type="date" office:date-value="1984-03-17" calcext:value-type="date">
            <text:p>17/03/1984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ATIVO</text:p>
          </table:table-cell>
          <table:table-cell table:style-name="ce35" office:value-type="date" office:date-value="2020-09-16" calcext:value-type="date">
            <text:p>16/09/2020</text:p>
          </table:table-cell>
          <table:table-cell table:style-name="ce14"/>
          <table:table-cell table:style-name="ce14" office:value-type="string" calcext:value-type="string">
            <text:p>SOLTEIRO</text:p>
          </table:table-cell>
          <table:table-cell office:value-type="string" calcext:value-type="string">
            <text:p>132.00135.31.9</text:p>
          </table:table-cell>
          <table:table-cell table:style-name="ce14" office:value-type="string" calcext:value-type="string">
            <text:p>CLT</text:p>
          </table:table-cell>
          <table:table-cell table:style-name="ce14" office:value-type="float" office:value="4393620" calcext:value-type="float">
            <text:p>4393620</text:p>
          </table:table-cell>
          <table:table-cell table:style-name="ce14" office:value-type="string" calcext:value-type="string">
            <text:p>GO</text:p>
          </table:table-cell>
          <table:table-cell table:style-name="ce14" office:value-type="string" calcext:value-type="string">
            <text:p>005.581.081-05</text:p>
          </table:table-cell>
          <table:table-cell table:style-name="ce14" office:value-type="float" office:value="55810" calcext:value-type="float">
            <text:p>55810</text:p>
          </table:table-cell>
          <table:table-cell office:value-type="string" calcext:value-type="string">
            <text:p>RUA DONA STELA APTO 102 BL C</text:p>
          </table:table-cell>
          <table:table-cell table:style-name="ce14" office:value-type="string" calcext:value-type="string">
            <text:p>SETOR NEGRÃO DE LIMA</text:p>
          </table:table-cell>
          <table:table-cell table:style-name="ce14" office:value-type="string" calcext:value-type="string">
            <text:p>GOIÂNIA</text:p>
          </table:table-cell>
          <table:table-cell table:style-name="ce14" office:value-type="string" calcext:value-type="string">
            <text:p>GO</text:p>
          </table:table-cell>
          <table:table-cell table:style-name="ce14" office:value-type="float" office:value="74650100" calcext:value-type="float">
            <text:p>74650100</text:p>
          </table:table-cell>
          <table:table-cell table:style-name="ce14"/>
          <table:table-cell table:style-name="ce14" office:value-type="string" calcext:value-type="string">
            <text:p>IVOLÂNDIA GO</text:p>
          </table:table-cell>
          <table:table-cell table:style-name="ce14" table:number-columns-repeated="3"/>
          <table:table-cell table:style-name="ce14" office:value-type="float" office:value="223405" calcext:value-type="float">
            <text:p>223405</text:p>
          </table:table-cell>
          <table:table-cell table:style-name="ce14"/>
          <table:table-cell office:value-type="string" calcext:value-type="string">
            <text:p>AV. BRASIL SUL Nº 6315</text:p>
          </table:table-cell>
          <table:table-cell table:style-name="ce14" office:value-type="string" calcext:value-type="string">
            <text:p>SÃO JOÃO</text:p>
          </table:table-cell>
          <table:table-cell table:style-name="ce14" office:value-type="string" calcext:value-type="string">
            <text:p>ANÁPOLIS</text:p>
          </table:table-cell>
          <table:table-cell table:style-name="ce14" office:value-type="string" calcext:value-type="string">
            <text:p>GOIÁS</text:p>
          </table:table-cell>
          <table:table-cell table:style-name="ce14"/>
          <table:table-cell table:style-name="ce14" office:value-type="string" calcext:value-type="string">
            <text:p>37.076.902/0001-11</text:p>
          </table:table-cell>
          <table:table-cell table:style-name="ce14" office:value-type="string" calcext:value-type="string">
            <text:p>10.801.903-9</text:p>
          </table:table-cell>
          <table:table-cell table:style-name="ce14" table:number-columns-repeated="8"/>
          <table:table-cell table:style-name="ce14" office:value-type="string" calcext:value-type="string">
            <text:p>KPA LOGISTICA LTDA</text:p>
          </table:table-cell>
          <table:table-cell office:value-type="string" calcext:value-type="string">
            <text:p>LENICE APARECIDA CECILIO</text:p>
          </table:table-cell>
          <table:table-cell table:style-name="ce14" table:number-columns-repeated="9"/>
          <table:table-cell table:number-columns-repeated="4"/>
          <table:table-cell table:style-name="ce14" table:number-columns-repeated="2"/>
          <table:table-cell office:value-type="string" calcext:value-type="string">
            <text:p>Organizar, supervisionar e orientar, tecnicamente, os procedimentos envolvidos na coleta, recebimento, armazenagem, acondicionamento, expedição, gestão de estoque e transporte, de forma a garantir a identidade, integridade, qualidade, eficácia e segurança dos produtos.</text:p>
          </table:table-cell>
          <table:table-cell table:style-name="ce52" table:number-columns-repeated="44"/>
        </table:table-row>
        <table:table-row table:style-name="ro4">
          <table:table-cell table:style-name="ce4"/>
          <table:table-cell office:value-type="string" calcext:value-type="string">
            <text:p>KPA LOGISTICA LTDA</text:p>
          </table:table-cell>
          <table:table-cell table:style-name="ce14"/>
          <table:table-cell office:value-type="string" calcext:value-type="string">
            <text:p>ADMINISTRATIVO</text:p>
          </table:table-cell>
          <table:table-cell table:style-name="ce14"/>
          <table:table-cell office:value-type="string" calcext:value-type="string">
            <text:p>AUXILIAR ADMINISTRATIVO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office:value-type="string" calcext:value-type="string">
            <text:p>BEATRIZ OLIVEIRA DA COSTA</text:p>
          </table:table-cell>
          <table:table-cell office:value-type="date" office:date-value="1997-03-03" calcext:value-type="date">
            <text:p>03/03/1997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ATIVO</text:p>
          </table:table-cell>
          <table:table-cell table:style-name="ce35" office:value-type="date" office:date-value="2021-05-12" calcext:value-type="date">
            <text:p>12/05/2021</text:p>
          </table:table-cell>
          <table:table-cell table:style-name="ce14"/>
          <table:table-cell table:style-name="ce14" office:value-type="string" calcext:value-type="string">
            <text:p>SOLTEIRA</text:p>
          </table:table-cell>
          <table:table-cell office:value-type="string" calcext:value-type="string">
            <text:p>161.41083.11.1</text:p>
          </table:table-cell>
          <table:table-cell table:style-name="ce14" office:value-type="string" calcext:value-type="string">
            <text:p>CLT</text:p>
          </table:table-cell>
          <table:table-cell table:style-name="ce14" office:value-type="float" office:value="3252072" calcext:value-type="float">
            <text:p>3252072</text:p>
          </table:table-cell>
          <table:table-cell table:style-name="ce14" office:value-type="string" calcext:value-type="string">
            <text:p>DF</text:p>
          </table:table-cell>
          <table:table-cell table:style-name="ce14" office:value-type="string" calcext:value-type="string">
            <text:p>064.987.541-92</text:p>
          </table:table-cell>
          <table:table-cell table:style-name="ce14" office:value-type="float" office:value="649875" calcext:value-type="float">
            <text:p>649875</text:p>
          </table:table-cell>
          <table:table-cell office:value-type="string" calcext:value-type="string">
            <text:p>RUA 06 - APTO 202 BL 05 RESINDENCIAL CHACARAS COLORADO II</text:p>
          </table:table-cell>
          <table:table-cell table:style-name="ce14" office:value-type="string" calcext:value-type="string">
            <text:p>CHÁCARAS COLORADO</text:p>
          </table:table-cell>
          <table:table-cell table:style-name="ce14" office:value-type="string" calcext:value-type="string">
            <text:p>ANÁPOLIS </text:p>
          </table:table-cell>
          <table:table-cell table:style-name="ce14" office:value-type="string" calcext:value-type="string">
            <text:p>GO</text:p>
          </table:table-cell>
          <table:table-cell table:style-name="ce14" office:value-type="float" office:value="75073480" calcext:value-type="float">
            <text:p>75073480</text:p>
          </table:table-cell>
          <table:table-cell table:style-name="ce14"/>
          <table:table-cell table:style-name="ce14" office:value-type="string" calcext:value-type="string">
            <text:p>BRASÍLIA DF</text:p>
          </table:table-cell>
          <table:table-cell table:style-name="ce14" table:number-columns-repeated="3"/>
          <table:table-cell table:style-name="ce14" office:value-type="float" office:value="411005" calcext:value-type="float">
            <text:p>411005</text:p>
          </table:table-cell>
          <table:table-cell table:style-name="ce14"/>
          <table:table-cell office:value-type="string" calcext:value-type="string">
            <text:p>AV. BRASIL SUL Nº 6315</text:p>
          </table:table-cell>
          <table:table-cell table:style-name="ce14" office:value-type="string" calcext:value-type="string">
            <text:p>SÃO JOÃO</text:p>
          </table:table-cell>
          <table:table-cell table:style-name="ce14" office:value-type="string" calcext:value-type="string">
            <text:p>ANÁPOLIS</text:p>
          </table:table-cell>
          <table:table-cell table:style-name="ce14" office:value-type="string" calcext:value-type="string">
            <text:p>GOIÁS</text:p>
          </table:table-cell>
          <table:table-cell table:style-name="ce14"/>
          <table:table-cell table:style-name="ce14" office:value-type="string" calcext:value-type="string">
            <text:p>37.076.902/0001-11</text:p>
          </table:table-cell>
          <table:table-cell table:style-name="ce14" office:value-type="string" calcext:value-type="string">
            <text:p>10.801.903-12</text:p>
          </table:table-cell>
          <table:table-cell table:style-name="ce14" table:number-columns-repeated="8"/>
          <table:table-cell table:style-name="ce14" office:value-type="string" calcext:value-type="string">
            <text:p>KPA LOGISTICA LTDA</text:p>
          </table:table-cell>
          <table:table-cell office:value-type="string" calcext:value-type="string">
            <text:p>GENILDA OLIVEIRA DA SILVA</text:p>
          </table:table-cell>
          <table:table-cell table:style-name="ce14" table:number-columns-repeated="9"/>
          <table:table-cell table:number-columns-repeated="4"/>
          <table:table-cell table:style-name="ce14" table:number-columns-repeated="2"/>
          <table:table-cell office:value-type="string" calcext:value-type="string">
            <text:p>Executam serviços de apoio nas áreas de recursos humanos, administração, finanças e logística, atendem fornecedores e clientes, fornecendo e recebendo informações sobre produtos e serviços, tratam de documentos variados, cumprindo todo o procedimento necessário referente aos mesmos, preparam relatórios e planilhas, executam serviços gerais de escritórios. </text:p>
          </table:table-cell>
          <table:table-cell table:style-name="ce52" table:number-columns-repeated="42"/>
          <table:table-cell table:number-columns-repeated="2"/>
        </table:table-row>
        <table:table-row table:style-name="ro5">
          <table:table-cell/>
          <table:table-cell office:value-type="string" calcext:value-type="string">
            <text:p>KPA LOGÍSTICA LTDA</text:p>
          </table:table-cell>
          <table:table-cell/>
          <table:table-cell office:value-type="string" calcext:value-type="string">
            <text:p>ADMINISTRATIVO</text:p>
          </table:table-cell>
          <table:table-cell/>
          <table:table-cell office:value-type="string" calcext:value-type="string">
            <text:p>ASSISTENTE ADMINISTRATIVO - SAC 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AROLINE MENDES DE OLIVEIRA BORGES</text:p>
          </table:table-cell>
          <table:table-cell office:value-type="date" office:date-value="2000-07-26" calcext:value-type="date">
            <text:p>26/07/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IVO</text:p>
          </table:table-cell>
          <table:table-cell office:value-type="date" office:date-value="2018-07-01" calcext:value-type="date">
            <text:p>01/07/2018</text:p>
          </table:table-cell>
          <table:table-cell/>
          <table:table-cell office:value-type="string" calcext:value-type="string">
            <text:p>SOLTEIRA</text:p>
          </table:table-cell>
          <table:table-cell table:style-name="ce18" office:value-type="float" office:value="21046796919" calcext:value-type="float">
            <text:p>21046796919</text:p>
          </table:table-cell>
          <table:table-cell office:value-type="string" calcext:value-type="string">
            <text:p>CLT</text:p>
          </table:table-cell>
          <table:table-cell office:value-type="float" office:value="6433400" calcext:value-type="float">
            <text:p>6433400</text:p>
          </table:table-cell>
          <table:table-cell office:value-type="string" calcext:value-type="string">
            <text:p>GO</text:p>
          </table:table-cell>
          <table:table-cell table:style-name="ce41" office:value-type="float" office:value="70494700157" calcext:value-type="float">
            <text:p>70.494.700.157</text:p>
          </table:table-cell>
          <table:table-cell office:value-type="float" office:value="6758218" calcext:value-type="float">
            <text:p>6758218</text:p>
          </table:table-cell>
          <table:table-cell office:value-type="string" calcext:value-type="string">
            <text:p>RUA GENERAL ROSA, SN QD 05 LT 08 </text:p>
          </table:table-cell>
          <table:table-cell table:style-name="ce14" office:value-type="string" calcext:value-type="string">
            <text:p>BAIRRO DAS BENDEIRAS </text:p>
          </table:table-cell>
          <table:table-cell office:value-type="string" calcext:value-type="string">
            <text:p>ANÁPOLI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75065-280</text:p>
          </table:table-cell>
          <table:table-cell table:number-columns-repeated="5"/>
          <table:table-cell office:value-type="float" office:value="411010" calcext:value-type="float">
            <text:p>411010</text:p>
          </table:table-cell>
          <table:table-cell/>
          <table:table-cell office:value-type="string" calcext:value-type="string">
            <text:p>AV. BRASIL SUL Nº 6315</text:p>
          </table:table-cell>
          <table:table-cell table:style-name="ce14" office:value-type="string" calcext:value-type="string">
            <text:p>SÃO JOÃO</text:p>
          </table:table-cell>
          <table:table-cell table:style-name="ce14" office:value-type="string" calcext:value-type="string">
            <text:p>ANÁPOLIS</text:p>
          </table:table-cell>
          <table:table-cell table:style-name="ce14" office:value-type="string" calcext:value-type="string">
            <text:p>GOIÁS</text:p>
          </table:table-cell>
          <table:table-cell/>
          <table:table-cell office:value-type="string" calcext:value-type="string">
            <text:p>37.076.902/0001-11</text:p>
          </table:table-cell>
          <table:table-cell office:value-type="string" calcext:value-type="string">
            <text:p>10.801.903-9</text:p>
          </table:table-cell>
          <table:table-cell table:number-columns-repeated="8"/>
          <table:table-cell office:value-type="string" calcext:value-type="string">
            <text:p>KPA LOGÍSTICA LTDA</text:p>
          </table:table-cell>
          <table:table-cell office:value-type="string" calcext:value-type="string">
            <text:p>MISLENE MENDES DE OLVEIRA BORGES</text:p>
          </table:table-cell>
          <table:table-cell table:number-columns-repeated="9"/>
          <table:table-cell table:style-name="ce18" table:number-columns-repeated="6"/>
          <table:table-cell office:value-type="string" calcext:value-type="string">
            <text:p>Atua na orientação e auxílio do atendimento ao cliente via telefone, e-mail e chat.</text:p>
          </table:table-cell>
          <table:table-cell table:style-name="ce53" table:number-columns-repeated="44"/>
        </table:table-row>
        <table:table-row table:style-name="ro6">
          <table:table-cell/>
          <table:table-cell office:value-type="string" calcext:value-type="string">
            <text:p>KPA LOGISTICA LTDA</text:p>
          </table:table-cell>
          <table:table-cell/>
          <table:table-cell office:value-type="string" calcext:value-type="string">
            <text:p>OPERACIONAL</text:p>
          </table:table-cell>
          <table:table-cell/>
          <table:table-cell office:value-type="string" calcext:value-type="string">
            <text:p>AUXILIAR DE LOGITIC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RISTIANO ROBERTO ALVES DA SILVEIRA </text:p>
          </table:table-cell>
          <table:table-cell office:value-type="date" office:date-value="1986-06-03" calcext:value-type="date">
            <text:p>03/06/19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IVO</text:p>
          </table:table-cell>
          <table:table-cell office:value-type="date" office:date-value="2021-01-18" calcext:value-type="date">
            <text:p>18/01/2021</text:p>
          </table:table-cell>
          <table:table-cell/>
          <table:table-cell office:value-type="string" calcext:value-type="string">
            <text:p>SOLTEIRO</text:p>
          </table:table-cell>
          <table:table-cell table:style-name="ce18" office:value-type="string" calcext:value-type="string">
            <text:p>128.20051.23.7</text:p>
          </table:table-cell>
          <table:table-cell office:value-type="string" calcext:value-type="string">
            <text:p>CLT</text:p>
          </table:table-cell>
          <table:table-cell office:value-type="float" office:value="4864156" calcext:value-type="float">
            <text:p>4864156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010.784.481-83</text:p>
          </table:table-cell>
          <table:table-cell office:value-type="float" office:value="107844" calcext:value-type="float">
            <text:p>107844</text:p>
          </table:table-cell>
          <table:table-cell office:value-type="string" calcext:value-type="string">
            <text:p>RUA 43,QD 95 LT 17 CASA 01</text:p>
          </table:table-cell>
          <table:table-cell office:value-type="string" calcext:value-type="string">
            <text:p>JK NOVA CAPITAL</text:p>
          </table:table-cell>
          <table:table-cell office:value-type="string" calcext:value-type="string">
            <text:p>ANÁPOLIS </text:p>
          </table:table-cell>
          <table:table-cell office:value-type="string" calcext:value-type="string">
            <text:p>GO</text:p>
          </table:table-cell>
          <table:table-cell office:value-type="float" office:value="75114610" calcext:value-type="float">
            <text:p>75114610</text:p>
          </table:table-cell>
          <table:table-cell/>
          <table:table-cell office:value-type="string" calcext:value-type="string">
            <text:p>ANAPOLIS GO</text:p>
          </table:table-cell>
          <table:table-cell table:number-columns-repeated="3"/>
          <table:table-cell office:value-type="float" office:value="414140" calcext:value-type="float">
            <text:p>414140</text:p>
          </table:table-cell>
          <table:table-cell/>
          <table:table-cell office:value-type="string" calcext:value-type="string">
            <text:p>AV. BRASIL SUL Nº 6315</text:p>
          </table:table-cell>
          <table:table-cell office:value-type="string" calcext:value-type="string">
            <text:p>SÃO JOÃO</text:p>
          </table:table-cell>
          <table:table-cell office:value-type="string" calcext:value-type="string">
            <text:p>ANÁPOLIS</text:p>
          </table:table-cell>
          <table:table-cell office:value-type="string" calcext:value-type="string">
            <text:p>GOIÁS</text:p>
          </table:table-cell>
          <table:table-cell/>
          <table:table-cell office:value-type="string" calcext:value-type="string">
            <text:p>37.076.902/0001-11</text:p>
          </table:table-cell>
          <table:table-cell office:value-type="string" calcext:value-type="string">
            <text:p>10.801.903-11</text:p>
          </table:table-cell>
          <table:table-cell table:number-columns-repeated="8"/>
          <table:table-cell office:value-type="string" calcext:value-type="string">
            <text:p>KPA LOGISTICA LTDA</text:p>
          </table:table-cell>
          <table:table-cell office:value-type="string" calcext:value-type="string">
            <text:p>MARIA HELENA ALVES DA SILVEIRA </text:p>
          </table:table-cell>
          <table:table-cell table:number-columns-repeated="9"/>
          <table:table-cell table:style-name="ce18" table:number-columns-repeated="3"/>
          <table:table-cell table:style-name="ce26"/>
          <table:table-cell table:style-name="ce18" table:number-columns-repeated="2"/>
          <table:table-cell office:value-type="string" calcext:value-type="string">
            <text:p>Realiza lançamento de notas fiscais no sistema e entrada e saída de materiais, monitora entregas aos clientes e controla abastecimento do estoque</text:p>
          </table:table-cell>
          <table:table-cell table:style-name="ce54"/>
          <table:table-cell table:number-columns-repeated="43"/>
        </table:table-row>
        <table:table-row table:style-name="ro5">
          <table:table-cell table:style-name="ce5"/>
          <table:table-cell office:value-type="string" calcext:value-type="string">
            <text:p>KPA LOGÍSTICA LTDA</text:p>
          </table:table-cell>
          <table:table-cell/>
          <table:table-cell office:value-type="string" calcext:value-type="string">
            <text:p>ADMINISTRATIVO</text:p>
          </table:table-cell>
          <table:table-cell/>
          <table:table-cell office:value-type="string" calcext:value-type="string">
            <text:p>ASSISTENTE ADMINISTRATIVO - SAC 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EMANUELLY LOPES DE OLIVEIRA </text:p>
          </table:table-cell>
          <table:table-cell office:value-type="date" office:date-value="2000-03-21" calcext:value-type="date">
            <text:p>21/03/20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IVO</text:p>
          </table:table-cell>
          <table:table-cell office:value-type="date" office:date-value="2017-12-13" calcext:value-type="date">
            <text:p>13/12/2017</text:p>
          </table:table-cell>
          <table:table-cell/>
          <table:table-cell office:value-type="string" calcext:value-type="string">
            <text:p>SOLTEIRA</text:p>
          </table:table-cell>
          <table:table-cell table:style-name="ce18" office:value-type="float" office:value="21046797966" calcext:value-type="float">
            <text:p>21046797966</text:p>
          </table:table-cell>
          <table:table-cell office:value-type="string" calcext:value-type="string">
            <text:p>CLT</text:p>
          </table:table-cell>
          <table:table-cell office:value-type="float" office:value="6764864" calcext:value-type="float">
            <text:p>6764864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074.278.411-82</text:p>
          </table:table-cell>
          <table:table-cell office:value-type="float" office:value="8034082" calcext:value-type="float">
            <text:p>8034082</text:p>
          </table:table-cell>
          <table:table-cell office:value-type="string" calcext:value-type="string">
            <text:p>RUA PROFESSOR EURIPEDES JUNQUEIRA, 0 QD 20 LT 19 </text:p>
          </table:table-cell>
          <table:table-cell office:value-type="string" calcext:value-type="string">
            <text:p>SÃO CARLOS </text:p>
          </table:table-cell>
          <table:table-cell office:value-type="string" calcext:value-type="string">
            <text:p>ANÁPOLI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75084-390</text:p>
          </table:table-cell>
          <table:table-cell table:number-columns-repeated="5"/>
          <table:table-cell office:value-type="float" office:value="411010" calcext:value-type="float">
            <text:p>411010</text:p>
          </table:table-cell>
          <table:table-cell/>
          <table:table-cell office:value-type="string" calcext:value-type="string">
            <text:p>AV. BRASIL SUL Nº 6315</text:p>
          </table:table-cell>
          <table:table-cell table:style-name="ce14" office:value-type="string" calcext:value-type="string">
            <text:p>SÃO JOÃO</text:p>
          </table:table-cell>
          <table:table-cell table:style-name="ce14" office:value-type="string" calcext:value-type="string">
            <text:p>ANÁPOLIS</text:p>
          </table:table-cell>
          <table:table-cell table:style-name="ce14" office:value-type="string" calcext:value-type="string">
            <text:p>GOIÁS</text:p>
          </table:table-cell>
          <table:table-cell/>
          <table:table-cell office:value-type="string" calcext:value-type="string">
            <text:p>37.076.902/0001-11</text:p>
          </table:table-cell>
          <table:table-cell office:value-type="string" calcext:value-type="string">
            <text:p>10.801.903-9</text:p>
          </table:table-cell>
          <table:table-cell table:number-columns-repeated="8"/>
          <table:table-cell office:value-type="string" calcext:value-type="string">
            <text:p>KPA LOGÍSTICA LTDA</text:p>
          </table:table-cell>
          <table:table-cell office:value-type="string" calcext:value-type="string">
            <text:p>CLARA LOPES DE OLIVEIRA</text:p>
          </table:table-cell>
          <table:table-cell table:number-columns-repeated="9"/>
          <table:table-cell table:style-name="ce18" table:number-columns-repeated="6"/>
          <table:table-cell office:value-type="string" calcext:value-type="string">
            <text:p>Atua na orientação e auxílio do atendimento ao cliente via telefone, e-mail e chat.</text:p>
          </table:table-cell>
          <table:table-cell table:style-name="ce53" table:number-columns-repeated="44"/>
        </table:table-row>
        <table:table-row table:style-name="ro7">
          <table:table-cell/>
          <table:table-cell office:value-type="string" calcext:value-type="string">
            <text:p>KPA LOGISTICA LTDA</text:p>
          </table:table-cell>
          <table:table-cell/>
          <table:table-cell office:value-type="string" calcext:value-type="string">
            <text:p>OPERAÇÃO</text:p>
          </table:table-cell>
          <table:table-cell/>
          <table:table-cell office:value-type="string" calcext:value-type="string">
            <text:p>AJUDANTE 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IZAC WILKER DE SOUZA BITENCOURT</text:p>
          </table:table-cell>
          <table:table-cell office:value-type="date" office:date-value="1989-06-24" calcext:value-type="date">
            <text:p>24/06/19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IVO</text:p>
          </table:table-cell>
          <table:table-cell office:value-type="date" office:date-value="2022-06-06" calcext:value-type="date">
            <text:p>06/06/2022</text:p>
          </table:table-cell>
          <table:table-cell/>
          <table:table-cell office:value-type="string" calcext:value-type="string">
            <text:p>CASADO</text:p>
          </table:table-cell>
          <table:table-cell table:style-name="ce21" office:value-type="string" calcext:value-type="string">
            <text:p>201.75462.57.1</text:p>
          </table:table-cell>
          <table:table-cell office:value-type="string" calcext:value-type="string">
            <text:p>CLT</text:p>
          </table:table-cell>
          <table:table-cell table:style-name="ce21" office:value-type="string" calcext:value-type="string">
            <text:p>2793748</text:p>
          </table:table-cell>
          <table:table-cell office:value-type="string" calcext:value-type="string">
            <text:p>GO</text:p>
          </table:table-cell>
          <table:table-cell table:style-name="ce42" office:value-type="string" calcext:value-type="string">
            <text:p>033.384.171-95</text:p>
          </table:table-cell>
          <table:table-cell table:style-name="ce44" office:value-type="string" calcext:value-type="string">
            <text:p>0333841</text:p>
          </table:table-cell>
          <table:table-cell table:number-columns-repeated="10"/>
          <table:table-cell table:style-name="ce40" office:value-type="string" calcext:value-type="string">
            <text:p>783225</text:p>
          </table:table-cell>
          <table:table-cell/>
          <table:table-cell office:value-type="string" calcext:value-type="string">
            <text:p>AV. BRASIL SUL Nº 6317</text:p>
          </table:table-cell>
          <table:table-cell office:value-type="string" calcext:value-type="string">
            <text:p>SÃO JOÃO</text:p>
          </table:table-cell>
          <table:table-cell office:value-type="string" calcext:value-type="string">
            <text:p>ANÁPOLIS</text:p>
          </table:table-cell>
          <table:table-cell office:value-type="string" calcext:value-type="string">
            <text:p>GOIÁS</text:p>
          </table:table-cell>
          <table:table-cell/>
          <table:table-cell office:value-type="string" calcext:value-type="string">
            <text:p>37.076.902/0001-13</text:p>
          </table:table-cell>
          <table:table-cell office:value-type="string" calcext:value-type="string">
            <text:p>10.801.903-17</text:p>
          </table:table-cell>
          <table:table-cell table:number-columns-repeated="8"/>
          <table:table-cell office:value-type="string" calcext:value-type="string">
            <text:p>KPA LOGISTICA LTDA</text:p>
          </table:table-cell>
          <table:table-cell table:number-columns-repeated="61"/>
        </table:table-row>
        <table:table-row table:style-name="ro8">
          <table:table-cell/>
          <table:table-cell office:value-type="string" calcext:value-type="string">
            <text:p>KPA LOGISTICA LTDA</text:p>
          </table:table-cell>
          <table:table-cell/>
          <table:table-cell office:value-type="string" calcext:value-type="string">
            <text:p>ADMINISTRATIVO</text:p>
          </table:table-cell>
          <table:table-cell/>
          <table:table-cell table:style-name="ce22" office:value-type="string" calcext:value-type="string">
            <text:p>ESTAGIÁRIA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7" office:value-type="string" calcext:value-type="string">
            <text:p>JOVANA MENDES DE OLIVEIRA</text:p>
          </table:table-cell>
          <table:table-cell table:style-name="ce31" office:value-type="string" calcext:value-type="string">
            <text:p>17/03/2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IVO</text:p>
          </table:table-cell>
          <table:table-cell office:value-type="date" office:date-value="2022-04-12" calcext:value-type="date">
            <text:p>12/04/2022</text:p>
          </table:table-cell>
          <table:table-cell/>
          <table:table-cell office:value-type="string" calcext:value-type="string">
            <text:p>SOLTEIRA</text:p>
          </table:table-cell>
          <table:table-cell office:value-type="string" calcext:value-type="string">
            <text:p>163.418943.18</text:p>
          </table:table-cell>
          <table:table-cell/>
          <table:table-cell table:style-name="ce40" office:value-type="string" calcext:value-type="string">
            <text:p>6433401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704.947.011-29</text:p>
          </table:table-cell>
          <table:table-cell office:value-type="float" office:value="7049470" calcext:value-type="float">
            <text:p>7049470</text:p>
          </table:table-cell>
          <table:table-cell table:number-columns-repeated="12"/>
          <table:table-cell office:value-type="string" calcext:value-type="string">
            <text:p>AV. BRASIL SUL Nº 6318</text:p>
          </table:table-cell>
          <table:table-cell office:value-type="string" calcext:value-type="string">
            <text:p>SÃO JOÃO</text:p>
          </table:table-cell>
          <table:table-cell office:value-type="string" calcext:value-type="string">
            <text:p>ANÁPOLIS</text:p>
          </table:table-cell>
          <table:table-cell office:value-type="string" calcext:value-type="string">
            <text:p>GOIÁS</text:p>
          </table:table-cell>
          <table:table-cell/>
          <table:table-cell office:value-type="string" calcext:value-type="string">
            <text:p>37.076.902/0001-14</text:p>
          </table:table-cell>
          <table:table-cell office:value-type="string" calcext:value-type="string">
            <text:p>10.801.903-18</text:p>
          </table:table-cell>
          <table:table-cell table:number-columns-repeated="8"/>
          <table:table-cell office:value-type="string" calcext:value-type="string">
            <text:p>KPA LOGISTICA LTDA</text:p>
          </table:table-cell>
          <table:table-cell table:number-columns-repeated="61"/>
        </table:table-row>
        <table:table-row table:style-name="ro9">
          <table:table-cell/>
          <table:table-cell office:value-type="string" calcext:value-type="string">
            <text:p>KPA LOGISTICA LTDA</text:p>
          </table:table-cell>
          <table:table-cell/>
          <table:table-cell office:value-type="string" calcext:value-type="string">
            <text:p>OPERAÇÃO</text:p>
          </table:table-cell>
          <table:table-cell/>
          <table:table-cell office:value-type="string" calcext:value-type="string">
            <text:p>AJUDANTE 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LUIZ LIMA DOS SANTOS </text:p>
          </table:table-cell>
          <table:table-cell office:value-type="date" office:date-value="1989-12-13" calcext:value-type="date">
            <text:p>13/12/19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IVO</text:p>
          </table:table-cell>
          <table:table-cell office:value-type="date" office:date-value="2022-07-12" calcext:value-type="date">
            <text:p>12/07/2022</text:p>
          </table:table-cell>
          <table:table-cell table:number-columns-repeated="2"/>
          <table:table-cell table:style-name="ce38" office:value-type="string" calcext:value-type="string">
            <text:p>163.91167.28.2</text:p>
          </table:table-cell>
          <table:table-cell office:value-type="string" calcext:value-type="string">
            <text:p>CLT</text:p>
          </table:table-cell>
          <table:table-cell table:style-name="ce38" office:value-type="float" office:value="6533820" calcext:value-type="float">
            <text:p>6533820</text:p>
          </table:table-cell>
          <table:table-cell/>
          <table:table-cell table:style-name="ce38" office:value-type="string" calcext:value-type="string">
            <text:p>018.419.952-23</text:p>
          </table:table-cell>
          <table:table-cell table:style-name="ce45" office:value-type="string" calcext:value-type="string">
            <text:p>0184199</text:p>
          </table:table-cell>
          <table:table-cell table:number-columns-repeated="10"/>
          <table:table-cell table:style-name="ce38"/>
          <table:table-cell/>
          <table:table-cell office:value-type="string" calcext:value-type="string">
            <text:p>AV. BRASIL SUL Nº 6319</text:p>
          </table:table-cell>
          <table:table-cell office:value-type="string" calcext:value-type="string">
            <text:p>SÃO JOÃO</text:p>
          </table:table-cell>
          <table:table-cell office:value-type="string" calcext:value-type="string">
            <text:p>ANÁPOLIS</text:p>
          </table:table-cell>
          <table:table-cell office:value-type="string" calcext:value-type="string">
            <text:p>GOIÁS</text:p>
          </table:table-cell>
          <table:table-cell/>
          <table:table-cell office:value-type="string" calcext:value-type="string">
            <text:p>37.076.902/0001-15</text:p>
          </table:table-cell>
          <table:table-cell office:value-type="string" calcext:value-type="string">
            <text:p>10.801.903-19</text:p>
          </table:table-cell>
          <table:table-cell table:number-columns-repeated="8"/>
          <table:table-cell office:value-type="string" calcext:value-type="string">
            <text:p>KPA LOGISTICA LTDA</text:p>
          </table:table-cell>
          <table:table-cell table:number-columns-repeated="61"/>
        </table:table-row>
        <table:table-row table:style-name="ro9">
          <table:table-cell/>
          <table:table-cell office:value-type="string" calcext:value-type="string">
            <text:p>KPA LOGISTICA LTDA</text:p>
          </table:table-cell>
          <table:table-cell/>
          <table:table-cell office:value-type="string" calcext:value-type="string">
            <text:p>OPERAÇÃO</text:p>
          </table:table-cell>
          <table:table-cell/>
          <table:table-cell office:value-type="string" calcext:value-type="string">
            <text:p>AJUDANTE 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8" office:value-type="string" calcext:value-type="string">
            <text:p>MOZART FARIA PEIXOTO</text:p>
          </table:table-cell>
          <table:table-cell table:style-name="ce32" office:value-type="date" office:date-value="1989-04-22" calcext:value-type="date">
            <text:p>22/04/19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IVO</text:p>
          </table:table-cell>
          <table:table-cell office:value-type="date" office:date-value="2022-03-10" calcext:value-type="date">
            <text:p>10/03/2022</text:p>
          </table:table-cell>
          <table:table-cell table:number-columns-repeated="2"/>
          <table:table-cell office:value-type="string" calcext:value-type="string">
            <text:p>136.30428.31.1</text:p>
          </table:table-cell>
          <table:table-cell office:value-type="string" calcext:value-type="string">
            <text:p>CLT</text:p>
          </table:table-cell>
          <table:table-cell table:style-name="ce38" office:value-type="float" office:value="5283273" calcext:value-type="float">
            <text:p>5283273</text:p>
          </table:table-cell>
          <table:table-cell/>
          <table:table-cell office:value-type="string" calcext:value-type="string">
            <text:p>028.730.171-04</text:p>
          </table:table-cell>
          <table:table-cell office:value-type="float" office:value="287301" calcext:value-type="float">
            <text:p>287301</text:p>
          </table:table-cell>
          <table:table-cell table:number-columns-repeated="12"/>
          <table:table-cell office:value-type="string" calcext:value-type="string">
            <text:p>AV. BRASIL SUL Nº 6320</text:p>
          </table:table-cell>
          <table:table-cell office:value-type="string" calcext:value-type="string">
            <text:p>SÃO JOÃO</text:p>
          </table:table-cell>
          <table:table-cell office:value-type="string" calcext:value-type="string">
            <text:p>ANÁPOLIS</text:p>
          </table:table-cell>
          <table:table-cell office:value-type="string" calcext:value-type="string">
            <text:p>GOIÁS</text:p>
          </table:table-cell>
          <table:table-cell/>
          <table:table-cell office:value-type="string" calcext:value-type="string">
            <text:p>37.076.902/0001-16</text:p>
          </table:table-cell>
          <table:table-cell office:value-type="string" calcext:value-type="string">
            <text:p>10.801.903-20</text:p>
          </table:table-cell>
          <table:table-cell table:number-columns-repeated="8"/>
          <table:table-cell office:value-type="string" calcext:value-type="string">
            <text:p>KPA LOGISTICA LTDA</text:p>
          </table:table-cell>
          <table:table-cell table:number-columns-repeated="61"/>
        </table:table-row>
        <table:table-row table:style-name="ro10">
          <table:table-cell/>
          <table:table-cell office:value-type="string" calcext:value-type="string">
            <text:p>KPA LOGÍSTICA LTDA</text:p>
          </table:table-cell>
          <table:table-cell/>
          <table:table-cell office:value-type="string" calcext:value-type="string">
            <text:p>OPERAÇÃO</text:p>
          </table:table-cell>
          <table:table-cell/>
          <table:table-cell office:value-type="string" calcext:value-type="string">
            <text:p>ANALISTA LOGÍSTICA JUNIOR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AULO ROBERTO BATISTA</text:p>
          </table:table-cell>
          <table:table-cell office:value-type="date" office:date-value="1988-09-28" calcext:value-type="date">
            <text:p>28/09/19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IVO</text:p>
          </table:table-cell>
          <table:table-cell office:value-type="date" office:date-value="2017-04-01" calcext:value-type="date">
            <text:p>01/04/2017</text:p>
          </table:table-cell>
          <table:table-cell/>
          <table:table-cell office:value-type="string" calcext:value-type="string">
            <text:p>CASADO</text:p>
          </table:table-cell>
          <table:table-cell table:style-name="ce18" office:value-type="float" office:value="16548196520" calcext:value-type="float">
            <text:p>16548196520</text:p>
          </table:table-cell>
          <table:table-cell office:value-type="string" calcext:value-type="string">
            <text:p>CLT</text:p>
          </table:table-cell>
          <table:table-cell office:value-type="float" office:value="2744029" calcext:value-type="float">
            <text:p>2744029</text:p>
          </table:table-cell>
          <table:table-cell office:value-type="string" calcext:value-type="string">
            <text:p>GO</text:p>
          </table:table-cell>
          <table:table-cell table:style-name="ce41" office:value-type="string" calcext:value-type="string">
            <text:p>026.366.191-19</text:p>
          </table:table-cell>
          <table:table-cell table:style-name="ce38" office:value-type="float" office:value="2489" calcext:value-type="float">
            <text:p>2489</text:p>
          </table:table-cell>
          <table:table-cell office:value-type="string" calcext:value-type="string">
            <text:p>RUA 03, SN QD 03</text:p>
          </table:table-cell>
          <table:table-cell table:style-name="ce14" office:value-type="string" calcext:value-type="string">
            <text:p>SETOR CENTRAL</text:p>
          </table:table-cell>
          <table:table-cell office:value-type="string" calcext:value-type="string">
            <text:p>ANÁPOLI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75132-045</text:p>
          </table:table-cell>
          <table:table-cell table:number-columns-repeated="5"/>
          <table:table-cell office:value-type="float" office:value="342125" calcext:value-type="float">
            <text:p>342125</text:p>
          </table:table-cell>
          <table:table-cell/>
          <table:table-cell office:value-type="string" calcext:value-type="string">
            <text:p>AV. BRASIL SUL Nº 6316</text:p>
          </table:table-cell>
          <table:table-cell table:style-name="ce14" office:value-type="string" calcext:value-type="string">
            <text:p>SÃO JOÃO</text:p>
          </table:table-cell>
          <table:table-cell table:style-name="ce14" office:value-type="string" calcext:value-type="string">
            <text:p>ANÁPOLIS</text:p>
          </table:table-cell>
          <table:table-cell table:style-name="ce14" office:value-type="string" calcext:value-type="string">
            <text:p>GOIÁS</text:p>
          </table:table-cell>
          <table:table-cell/>
          <table:table-cell office:value-type="string" calcext:value-type="string">
            <text:p>37.076.902/0001-11</text:p>
          </table:table-cell>
          <table:table-cell office:value-type="string" calcext:value-type="string">
            <text:p>10.801.903-9</text:p>
          </table:table-cell>
          <table:table-cell table:number-columns-repeated="8"/>
          <table:table-cell office:value-type="string" calcext:value-type="string">
            <text:p>KPA LOGÍSTICA LTDA</text:p>
          </table:table-cell>
          <table:table-cell office:value-type="string" calcext:value-type="string">
            <text:p>AURÉLIA MARIA DA SILVA BATISTA</text:p>
          </table:table-cell>
          <table:table-cell table:number-columns-repeated="9"/>
          <table:table-cell table:style-name="ce18" table:number-columns-repeated="6"/>
          <table:table-cell office:value-type="string" calcext:value-type="string">
            <text:p>Analisa a compra de matérias-primas, máquinas e materiais da empresa e desenvolve estratégias para armazenagem e distribuição de produtos. Acompanha indicadores de desempenho operacional e de transporte e elabora planilhas de controle.</text:p>
          </table:table-cell>
          <table:table-cell table:style-name="ce53" table:number-columns-repeated="44"/>
        </table:table-row>
        <table:table-row table:style-name="ro6">
          <table:table-cell table:style-name="ce6"/>
          <table:table-cell office:value-type="string" calcext:value-type="string">
            <text:p>KPA LOGÍSTICA LTDA</text:p>
          </table:table-cell>
          <table:table-cell/>
          <table:table-cell office:value-type="string" calcext:value-type="string">
            <text:p>OPERAÇÃO</text:p>
          </table:table-cell>
          <table:table-cell/>
          <table:table-cell office:value-type="string" calcext:value-type="string">
            <text:p>EMISSOR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EBATIÃO LUIS DE JESUS</text:p>
          </table:table-cell>
          <table:table-cell office:value-type="date" office:date-value="1980-09-20" calcext:value-type="date">
            <text:p>20/09/19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IVO</text:p>
          </table:table-cell>
          <table:table-cell office:value-type="date" office:date-value="2018-02-01" calcext:value-type="date">
            <text:p>01/02/2018</text:p>
          </table:table-cell>
          <table:table-cell/>
          <table:table-cell office:value-type="string" calcext:value-type="string">
            <text:p>SOLTEIRA</text:p>
          </table:table-cell>
          <table:table-cell table:style-name="ce18" office:value-type="float" office:value="12956584318" calcext:value-type="float">
            <text:p>12956584318</text:p>
          </table:table-cell>
          <table:table-cell office:value-type="string" calcext:value-type="string">
            <text:p>CLT</text:p>
          </table:table-cell>
          <table:table-cell office:value-type="float" office:value="3893529" calcext:value-type="float">
            <text:p>3893529</text:p>
          </table:table-cell>
          <table:table-cell office:value-type="string" calcext:value-type="string">
            <text:p>GO</text:p>
          </table:table-cell>
          <table:table-cell table:style-name="ce41" office:value-type="string" calcext:value-type="string">
            <text:p><text:s/>956.179.651-15</text:p>
          </table:table-cell>
          <table:table-cell office:value-type="float" office:value="2851447" calcext:value-type="float">
            <text:p>2851447</text:p>
          </table:table-cell>
          <table:table-cell office:value-type="string" calcext:value-type="string">
            <text:p>RUA AUGUSTO PINTO PEREIRA, SN QD 07 LT 2B</text:p>
          </table:table-cell>
          <table:table-cell table:style-name="ce14" office:value-type="string" calcext:value-type="string">
            <text:p>NOVA ALEXANDRINA</text:p>
          </table:table-cell>
          <table:table-cell office:value-type="string" calcext:value-type="string">
            <text:p>ANÁPOLI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75060-250</text:p>
          </table:table-cell>
          <table:table-cell table:number-columns-repeated="5"/>
          <table:table-cell office:value-type="float" office:value="421120" calcext:value-type="float">
            <text:p>421120</text:p>
          </table:table-cell>
          <table:table-cell/>
          <table:table-cell office:value-type="string" calcext:value-type="string">
            <text:p>AV. BRASIL SUL Nº 6317</text:p>
          </table:table-cell>
          <table:table-cell table:style-name="ce14" office:value-type="string" calcext:value-type="string">
            <text:p>SÃO JOÃO</text:p>
          </table:table-cell>
          <table:table-cell table:style-name="ce14" office:value-type="string" calcext:value-type="string">
            <text:p>ANÁPOLIS</text:p>
          </table:table-cell>
          <table:table-cell table:style-name="ce14" office:value-type="string" calcext:value-type="string">
            <text:p>GOIÁS</text:p>
          </table:table-cell>
          <table:table-cell/>
          <table:table-cell office:value-type="string" calcext:value-type="string">
            <text:p>37.076.902/0001-11</text:p>
          </table:table-cell>
          <table:table-cell office:value-type="string" calcext:value-type="string">
            <text:p>10.801.903-9</text:p>
          </table:table-cell>
          <table:table-cell table:number-columns-repeated="8"/>
          <table:table-cell office:value-type="string" calcext:value-type="string">
            <text:p>KPA LOGÍSTICA LTDA</text:p>
          </table:table-cell>
          <table:table-cell office:value-type="string" calcext:value-type="string">
            <text:p>MARIA JOSE DE JESUS</text:p>
          </table:table-cell>
          <table:table-cell table:number-columns-repeated="9"/>
          <table:table-cell table:style-name="ce18" table:number-columns-repeated="6"/>
          <table:table-cell office:value-type="string" calcext:value-type="string">
            <text:p>Realiza lançamento de notas fiscais no sistema e entrada e saída de materiais, monitora entregas aos clientes e controla abastecimento do estoque</text:p>
          </table:table-cell>
          <table:table-cell table:style-name="ce53" table:number-columns-repeated="44"/>
        </table:table-row>
        <table:table-row table:style-name="ro11">
          <table:table-cell/>
          <table:table-cell office:value-type="string" calcext:value-type="string">
            <text:p>KPA LOGÍSTICA LTDA</text:p>
          </table:table-cell>
          <table:table-cell/>
          <table:table-cell office:value-type="string" calcext:value-type="string">
            <text:p>SERVIÇOS GERIAS </text:p>
          </table:table-cell>
          <table:table-cell/>
          <table:table-cell office:value-type="string" calcext:value-type="string">
            <text:p>SERVIÇOS GERAIS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VERA LUCIA RODA DE JESUS SILVA</text:p>
          </table:table-cell>
          <table:table-cell office:value-type="date" office:date-value="1964-10-16" calcext:value-type="date">
            <text:p>16/10/19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TIVO</text:p>
          </table:table-cell>
          <table:table-cell office:value-type="date" office:date-value="2018-12-01" calcext:value-type="date">
            <text:p>01/12/2018</text:p>
          </table:table-cell>
          <table:table-cell/>
          <table:table-cell office:value-type="string" calcext:value-type="string">
            <text:p>CASADA</text:p>
          </table:table-cell>
          <table:table-cell table:style-name="ce39" office:value-type="string" calcext:value-type="string">
            <text:p>134.86288.31-7 </text:p>
          </table:table-cell>
          <table:table-cell office:value-type="string" calcext:value-type="string">
            <text:p>CLT</text:p>
          </table:table-cell>
          <table:table-cell office:value-type="float" office:value="1914907" calcext:value-type="float">
            <text:p>1914907</text:p>
          </table:table-cell>
          <table:table-cell office:value-type="string" calcext:value-type="string">
            <text:p>GO</text:p>
          </table:table-cell>
          <table:table-cell table:style-name="ce41" office:value-type="string" calcext:value-type="string">
            <text:p>984.917.251-72</text:p>
          </table:table-cell>
          <table:table-cell office:value-type="float" office:value="8026" calcext:value-type="float">
            <text:p>8026</text:p>
          </table:table-cell>
          <table:table-cell office:value-type="string" calcext:value-type="string">
            <text:p>RUA 09, QD 05, LT 05 </text:p>
          </table:table-cell>
          <table:table-cell table:style-name="ce14" office:value-type="string" calcext:value-type="string">
            <text:p>VILA SÃO JOAQUIM</text:p>
          </table:table-cell>
          <table:table-cell office:value-type="string" calcext:value-type="string">
            <text:p>ANÁPOLI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75145-340</text:p>
          </table:table-cell>
          <table:table-cell table:number-columns-repeated="5"/>
          <table:table-cell office:value-type="float" office:value="514225" calcext:value-type="float">
            <text:p>514225</text:p>
          </table:table-cell>
          <table:table-cell/>
          <table:table-cell office:value-type="string" calcext:value-type="string">
            <text:p>AV. BRASIL SUL Nº 6318</text:p>
          </table:table-cell>
          <table:table-cell table:style-name="ce14" office:value-type="string" calcext:value-type="string">
            <text:p>SÃO JOÃO</text:p>
          </table:table-cell>
          <table:table-cell table:style-name="ce14" office:value-type="string" calcext:value-type="string">
            <text:p>ANÁPOLIS</text:p>
          </table:table-cell>
          <table:table-cell table:style-name="ce14" office:value-type="string" calcext:value-type="string">
            <text:p>GOIÁS</text:p>
          </table:table-cell>
          <table:table-cell/>
          <table:table-cell office:value-type="string" calcext:value-type="string">
            <text:p>37.076.902/0001-11</text:p>
          </table:table-cell>
          <table:table-cell office:value-type="string" calcext:value-type="string">
            <text:p>10.801.903-9</text:p>
          </table:table-cell>
          <table:table-cell table:number-columns-repeated="8"/>
          <table:table-cell office:value-type="string" calcext:value-type="string">
            <text:p>KPA LOGÍSTICA LTDA</text:p>
          </table:table-cell>
          <table:table-cell table:number-columns-repeated="10"/>
          <table:table-cell table:style-name="ce18" table:number-columns-repeated="6"/>
          <table:table-cell office:value-type="string" calcext:value-type="string">
            <text:p>Responsável, principalmente, pela limpeza, organização e manutenção de ambientes diversos. Pode executar outras tarefas de apoio que lhe forem solicitadas.</text:p>
          </table:table-cell>
          <table:table-cell table:style-name="ce53" table:number-columns-repeated="44"/>
        </table:table-row>
        <table:table-row table:style-name="ro2">
          <table:table-cell table:style-name="ce7" office:value-type="string" calcext:value-type="string">
            <text:p>LEGENDA</text:p>
          </table:table-cell>
          <table:table-cell table:style-name="ce7" table:number-columns-repeated="3"/>
          <table:table-cell table:style-name="ce20"/>
          <table:table-cell table:style-name="ce16"/>
          <table:table-cell table:style-name="ce24"/>
          <table:table-cell table:style-name="ce11"/>
          <table:table-cell table:style-name="ce16"/>
          <table:table-cell table:style-name="ce33"/>
          <table:table-cell table:style-name="ce24" table:number-columns-repeated="2"/>
          <table:table-cell table:style-name="ce36" table:number-columns-repeated="2"/>
          <table:table-cell table:style-name="ce24" table:number-columns-repeated="7"/>
          <table:table-cell table:style-name="ce16"/>
          <table:table-cell table:style-name="ce24" table:number-columns-repeated="27"/>
          <table:table-cell table:style-name="ce16"/>
          <table:table-cell table:style-name="ce24"/>
          <table:table-cell table:style-name="ce36"/>
          <table:table-cell table:style-name="ce11"/>
          <table:table-cell table:style-name="ce24" table:number-columns-repeated="3"/>
          <table:table-cell table:style-name="ce36"/>
          <table:table-cell table:style-name="ce24" table:number-columns-repeated="6"/>
          <table:table-cell table:style-name="ce11"/>
          <table:table-cell table:style-name="ce24"/>
          <table:table-cell table:style-name="ce16"/>
          <table:table-cell table:number-columns-repeated="22"/>
          <table:table-cell table:style-name="ce36"/>
          <table:table-cell table:number-columns-repeated="2"/>
          <table:table-cell table:style-name="ce11"/>
          <table:table-cell table:number-columns-repeated="18"/>
        </table:table-row>
        <table:table-row table:style-name="ro2">
          <table:table-cell table:style-name="ce8"/>
          <table:table-cell table:style-name="ce15" office:value-type="string" calcext:value-type="string">
            <text:p>Campos obrigatórios</text:p>
          </table:table-cell>
          <table:table-cell table:style-name="ce15" table:number-columns-repeated="2"/>
          <table:table-cell table:style-name="ce11"/>
          <table:table-cell table:style-name="ce16"/>
          <table:table-cell table:style-name="ce24"/>
          <table:table-cell table:style-name="ce11"/>
          <table:table-cell table:style-name="ce16"/>
          <table:table-cell table:style-name="ce33"/>
          <table:table-cell table:style-name="ce24" table:number-columns-repeated="2"/>
          <table:table-cell table:style-name="ce36" table:number-columns-repeated="2"/>
          <table:table-cell table:style-name="ce24" table:number-columns-repeated="7"/>
          <table:table-cell table:style-name="ce16"/>
          <table:table-cell table:style-name="ce24" table:number-columns-repeated="27"/>
          <table:table-cell table:style-name="ce16"/>
          <table:table-cell table:style-name="ce24"/>
          <table:table-cell table:style-name="ce36"/>
          <table:table-cell table:style-name="ce11"/>
          <table:table-cell table:style-name="ce24" table:number-columns-repeated="3"/>
          <table:table-cell table:style-name="ce36"/>
          <table:table-cell table:style-name="ce24" table:number-columns-repeated="6"/>
          <table:table-cell table:style-name="ce11"/>
          <table:table-cell table:style-name="ce24"/>
          <table:table-cell table:style-name="ce16"/>
          <table:table-cell table:number-columns-repeated="22"/>
          <table:table-cell table:style-name="ce36"/>
          <table:table-cell table:number-columns-repeated="2"/>
          <table:table-cell table:style-name="ce11"/>
          <table:table-cell table:number-columns-repeated="18"/>
        </table:table-row>
        <table:table-row table:style-name="ro2">
          <table:table-cell table:style-name="ce9"/>
          <table:table-cell table:style-name="ce15" office:value-type="string" calcext:value-type="string">
            <text:p>Campo opcionais</text:p>
          </table:table-cell>
          <table:table-cell table:style-name="ce15" table:number-columns-repeated="2"/>
          <table:table-cell table:style-name="ce11"/>
          <table:table-cell table:style-name="ce16"/>
          <table:table-cell table:style-name="ce24"/>
          <table:table-cell table:style-name="ce11"/>
          <table:table-cell table:style-name="ce16"/>
          <table:table-cell table:style-name="ce33"/>
          <table:table-cell table:style-name="ce24" table:number-columns-repeated="2"/>
          <table:table-cell table:style-name="ce36" table:number-columns-repeated="2"/>
          <table:table-cell table:style-name="ce24" table:number-columns-repeated="7"/>
          <table:table-cell table:style-name="ce16"/>
          <table:table-cell table:style-name="ce24" table:number-columns-repeated="27"/>
          <table:table-cell table:style-name="ce16"/>
          <table:table-cell table:style-name="ce24"/>
          <table:table-cell table:style-name="ce36"/>
          <table:table-cell table:style-name="ce11"/>
          <table:table-cell table:style-name="ce24" table:number-columns-repeated="3"/>
          <table:table-cell table:style-name="ce36"/>
          <table:table-cell table:style-name="ce24" table:number-columns-repeated="6"/>
          <table:table-cell table:style-name="ce11"/>
          <table:table-cell table:style-name="ce24"/>
          <table:table-cell table:style-name="ce16"/>
          <table:table-cell table:number-columns-repeated="22"/>
          <table:table-cell table:style-name="ce36"/>
          <table:table-cell table:number-columns-repeated="2"/>
          <table:table-cell table:style-name="ce11"/>
          <table:table-cell table:number-columns-repeated="18"/>
        </table:table-row>
        <table:table-row table:style-name="ro2">
          <table:table-cell table:style-name="ce10"/>
          <table:table-cell table:style-name="ce15" office:value-type="string" calcext:value-type="string">
            <text:p>Campos obrigatórios ou opcionais dependendo da parametrização utilizada</text:p>
          </table:table-cell>
          <table:table-cell table:style-name="ce15" table:number-columns-repeated="2"/>
          <table:table-cell table:style-name="ce11"/>
          <table:table-cell table:style-name="ce16"/>
          <table:table-cell table:style-name="ce24"/>
          <table:table-cell table:style-name="ce11"/>
          <table:table-cell table:style-name="ce16"/>
          <table:table-cell table:style-name="ce33"/>
          <table:table-cell table:style-name="ce24" table:number-columns-repeated="2"/>
          <table:table-cell table:style-name="ce36" table:number-columns-repeated="2"/>
          <table:table-cell table:style-name="ce24" table:number-columns-repeated="7"/>
          <table:table-cell table:style-name="ce16"/>
          <table:table-cell table:style-name="ce24" table:number-columns-repeated="27"/>
          <table:table-cell table:style-name="ce16"/>
          <table:table-cell table:style-name="ce24"/>
          <table:table-cell table:style-name="ce36"/>
          <table:table-cell table:style-name="ce11"/>
          <table:table-cell table:style-name="ce24" table:number-columns-repeated="3"/>
          <table:table-cell table:style-name="ce36"/>
          <table:table-cell table:style-name="ce24" table:number-columns-repeated="6"/>
          <table:table-cell table:style-name="ce11"/>
          <table:table-cell table:style-name="ce24"/>
          <table:table-cell table:style-name="ce16"/>
          <table:table-cell table:number-columns-repeated="22"/>
          <table:table-cell table:style-name="ce36"/>
          <table:table-cell table:number-columns-repeated="2"/>
          <table:table-cell table:style-name="ce11"/>
          <table:table-cell table:number-columns-repeated="18"/>
        </table:table-row>
        <table:table-row table:style-name="ro2"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24"/>
          <table:table-cell table:style-name="ce11"/>
          <table:table-cell table:style-name="ce16"/>
          <table:table-cell table:style-name="ce33"/>
          <table:table-cell table:style-name="ce24" table:number-columns-repeated="2"/>
          <table:table-cell table:style-name="ce36" table:number-columns-repeated="2"/>
          <table:table-cell table:style-name="ce24" table:number-columns-repeated="7"/>
          <table:table-cell table:style-name="ce16"/>
          <table:table-cell table:style-name="ce24" table:number-columns-repeated="27"/>
          <table:table-cell table:style-name="ce16"/>
          <table:table-cell table:style-name="ce24"/>
          <table:table-cell table:style-name="ce36"/>
          <table:table-cell table:style-name="ce11"/>
          <table:table-cell table:style-name="ce24" table:number-columns-repeated="3"/>
          <table:table-cell table:style-name="ce36"/>
          <table:table-cell table:style-name="ce24" table:number-columns-repeated="6"/>
          <table:table-cell table:style-name="ce11"/>
          <table:table-cell table:style-name="ce24"/>
          <table:table-cell table:style-name="ce16"/>
          <table:table-cell table:number-columns-repeated="22"/>
          <table:table-cell table:style-name="ce36"/>
          <table:table-cell table:number-columns-repeated="2"/>
          <table:table-cell table:style-name="ce11"/>
          <table:table-cell table:number-columns-repeated="18"/>
        </table:table-row>
        <table:table-row table:style-name="ro12">
          <table:table-cell table:style-name="ce12" office:value-type="string" calcext:value-type="string">
            <text:p>                                                 <text:span text:style-name="T8">OBSERVAÇÕES IMPORTANTES</text:span></text:p>
            <text:p><text:span text:style-name="T9"/></text:p>
            <text:p><text:span text:style-name="T9">1. NÃO </text:span><text:span text:style-name="T10">delete as duas primeiras linhas e </text:span><text:span text:style-name="T11">NÃO</text:span><text:span text:style-name="T10"> apague nenhuma coluna!</text:span></text:p>
            <text:p><text:span text:style-name="T9"/></text:p>
            <text:p><text:span text:style-name="T9">2. </text:span><text:span text:style-name="T10">Se a empresa possuir as opções de obrigatoriedade dos campos habilitadas nos Parâmetros eSocial, alguns campos poderão se tornar </text:span><text:span text:style-name="T11">obrigatórios</text:span><text:span text:style-name="T10">, mesmo não estando destacados em vermelho ou azul nessa planilha.</text:span></text:p>
            <text:p><text:span text:style-name="T12"/></text:p>
            <text:p><text:span text:style-name="T12">3</text:span><text:span text:style-name="T11">. </text:span><text:span text:style-name="T10">A maioria dos campos possui comentários. </text:span><text:span text:style-name="T11">Leia-os</text:span><text:span text:style-name="T10">!</text:span></text:p>
          </table:table-cell>
          <table:table-cell table:style-name="ce17" table:number-columns-repeated="3"/>
          <table:table-cell table:style-name="ce11"/>
          <table:table-cell table:style-name="ce16"/>
          <table:table-cell table:style-name="ce24"/>
          <table:table-cell table:style-name="ce11"/>
          <table:table-cell table:style-name="ce16"/>
          <table:table-cell table:style-name="ce33"/>
          <table:table-cell table:style-name="ce24" table:number-columns-repeated="2"/>
          <table:table-cell table:style-name="ce36" table:number-columns-repeated="2"/>
          <table:table-cell table:style-name="ce24" table:number-columns-repeated="7"/>
          <table:table-cell table:style-name="ce16"/>
          <table:table-cell table:style-name="ce24" table:number-columns-repeated="27"/>
          <table:table-cell table:style-name="ce16"/>
          <table:table-cell table:style-name="ce24"/>
          <table:table-cell table:style-name="ce36"/>
          <table:table-cell table:style-name="ce11"/>
          <table:table-cell table:style-name="ce24" table:number-columns-repeated="3"/>
          <table:table-cell table:style-name="ce36"/>
          <table:table-cell table:style-name="ce24" table:number-columns-repeated="6"/>
          <table:table-cell table:style-name="ce11"/>
          <table:table-cell table:style-name="ce24"/>
          <table:table-cell table:style-name="ce16"/>
          <table:table-cell table:number-columns-repeated="22"/>
          <table:table-cell table:style-name="ce36"/>
          <table:table-cell table:number-columns-repeated="2"/>
          <table:table-cell table:style-name="ce11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</number:number-style>
    <number:number-style style:name="N107">
      <number:text>-R$ 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</number:number-style>
    <number:number-style style:name="N109">
      <number:text>-R$ 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R$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R$</number:text>
      <number:number number:decimal-places="0" number:min-decimal-places="0" number:min-integer-digits="1" number:grouping="true"/>
    </number:number-style>
    <number:number-style style:name="N123">
      <number:text>-R$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text>R$</number:text>
      <number:number number:decimal-places="0" number:min-decimal-places="0" number:min-integer-digits="1" number:grouping="true"/>
    </number:number-style>
    <number:number-style style:name="N124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text>R$</number:text>
      <number:number number:decimal-places="2" number:min-decimal-places="2" number:min-integer-digits="1" number:grouping="true"/>
    </number:number-style>
    <number:number-style style:name="N125">
      <number:text>-R$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text>R$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R$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Sim</number:text>
    </number:number-style>
    <number:number-style style:name="N129P1" style:volatile="true">
      <number:text>Sim</number:text>
    </number:number-style>
    <number:number-style style:name="N129">
      <number:text>Não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Verdadeiro</number:text>
    </number:number-style>
    <number:number-style style:name="N130P1" style:volatile="true">
      <number:text>Verdadeiro</number:text>
    </number:number-style>
    <number:number-style style:name="N130">
      <number:text>Falso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Ativado</number:text>
    </number:number-style>
    <number:number-style style:name="N131P1" style:volatile="true">
      <number:text>Ativado</number:text>
    </number:number-style>
    <number:number-style style:name="N131">
      <number:text>Desativado</number:text>
      <style:map style:condition="value()&gt;0" style:apply-style-name="N131P0"/>
      <style:map style:condition="value()&lt;0" style:apply-style-name="N131P1"/>
    </number:number-style>
    <number:currency-style style:name="N132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08T14:12:02.872000000</meta:creation-date>
    <dc:date>2022-11-08T14:13:30.107000000</dc:date>
    <meta:editing-duration>PT1M27S</meta:editing-duration>
    <meta:editing-cycles>2</meta:editing-cycles>
    <meta:generator>LibreOffice/7.3.7.2$Windows_X86_64 LibreOffice_project/e114eadc50a9ff8d8c8a0567d6da8f454beeb84f</meta:generator>
    <meta:document-statistic meta:table-count="1" meta:cell-count="453" meta:object-count="0"/>
  </office:meta>
</office:document-meta>
</file>